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P16" style:family="paragraph" style:parent-style-name="Standard">
      <style:paragraph-properties fo:break-before="auto" fo:line-height="115%" fo:margin-top="0cm" fo:margin-bottom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weight="bold" style:font-weight-asian="bold" style:font-weight-complex="bold"/>
    </style:style>
    <style:style style:name="T18_2" style:family="text">
      <style:text-properties fo:font-weight="bold" style:font-weight-asian="bold" style:font-weight-complex="bold"/>
    </style:style>
    <style:style style:name="T18_3" style:family="text">
      <style:text-properties fo:font-weight="bold" style:font-weight-asian="bold" style:font-weight-complex="bold"/>
    </style:style>
    <style:style style:name="T18_4" style:family="text">
      <style:text-properties fo:font-weight="bold" style:font-weight-asian="bold" style:font-weight-complex="bold"/>
    </style:style>
    <style:style style:name="T18_5" style:family="text">
      <style:text-properties fo:font-weight="bold" style:font-weight-asian="bold" style:font-weight-complex="bold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weight="bold" style:font-weight-asian="bold" style:font-weight-complex="bold"/>
    </style:style>
    <style:style style:name="T25_2" style:family="text">
      <style:text-properties fo:font-weight="bold" style:font-weight-asian="bold" style:font-weight-complex="bold"/>
    </style:style>
    <style:style style:name="T25_3" style:family="text">
      <style:text-properties fo:font-weight="bold" style:font-weight-asian="bold" style:font-weight-complex="bold"/>
    </style:style>
    <style:style style:name="T25_4" style:family="text">
      <style:text-properties fo:font-weight="bold" style:font-weight-asian="bold" style:font-weight-complex="bold"/>
    </style:style>
    <style:style style:name="T25_5" style:family="text">
      <style:text-properties fo:font-weight="bold" style:font-weight-asian="bold" style:font-weight-complex="bold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P35" style:family="paragraph" style:parent-style-name="Standard">
      <style:paragraph-properties fo:break-before="auto" fo:line-height="115%" fo:margin-top="0cm" fo:margin-bottom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P36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weight="bold" style:font-weight-asian="bold" style:font-weight-complex="bold"/>
    </style:style>
    <style:style style:name="T37_2" style:family="text">
      <style:text-properties fo:font-weight="bold" style:font-weight-asian="bold" style:font-weight-complex="bold"/>
    </style:style>
    <style:style style:name="T37_3" style:family="text">
      <style:text-properties fo:font-weight="bold" style:font-weight-asian="bold" style:font-weight-complex="bold"/>
    </style:style>
    <style:style style:name="T37_4" style:family="text">
      <style:text-properties fo:font-weight="bold" style:font-weight-asian="bold" style:font-weight-complex="bold"/>
    </style:style>
    <style:style style:name="T37_5" style:family="text">
      <style:text-properties fo:font-weight="bold" style:font-weight-asian="bold" style:font-weight-complex="bold"/>
    </style:style>
    <style:style style:name="T37_6" style:family="text">
      <style:text-properties fo:font-weight="bold" style:font-weight-asian="bold" style:font-weight-complex="bold"/>
    </style:style>
    <style:style style:name="T37_7" style:family="text">
      <style:text-properties fo:font-weight="bold" style:font-weight-asian="bold" style:font-weight-complex="bold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T38_3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P4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weight="bold" style:font-weight-asian="bold" style:font-weight-complex="bold"/>
    </style:style>
    <style:style style:name="T48_2" style:family="text">
      <style:text-properties fo:font-weight="bold" style:font-weight-asian="bold" style:font-weight-complex="bold"/>
    </style:style>
    <style:style style:name="T48_3" style:family="text">
      <style:text-properties fo:font-weight="bold" style:font-weight-asian="bold" style:font-weight-complex="bold"/>
    </style:style>
    <style:style style:name="T48_4" style:family="text">
      <style:text-properties fo:font-weight="bold" style:font-weight-asian="bold" style:font-weight-complex="bold"/>
    </style:style>
    <style:style style:name="T48_5" style:family="text">
      <style:text-properties fo:font-weight="bold" style:font-weight-asian="bold" style:font-weight-complex="bold"/>
    </style:style>
    <style:style style:name="T48_6" style:family="text">
      <style:text-properties fo:font-weight="bold" style:font-weight-asian="bold" style:font-weight-complex="bold"/>
    </style:style>
    <style:style style:name="T48_7" style:family="text">
      <style:text-properties fo:font-weight="bold" style:font-weight-asian="bold" style:font-weight-complex="bold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P51" style:family="paragraph" style:parent-style-name="Standard">
      <style:paragraph-properties fo:break-before="auto" fo:line-height="115%" fo:margin-top="0cm" fo:margin-bottom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weight="bold" style:font-weight-asian="bold" style:font-weight-complex="bold"/>
    </style:style>
    <style:style style:name="T53_2" style:family="text">
      <style:text-properties fo:font-weight="bold" style:font-weight-asian="bold" style:font-weight-complex="bold"/>
    </style:style>
    <style:style style:name="T53_3" style:family="text">
      <style:text-properties fo:font-weight="bold" style:font-weight-asian="bold" style:font-weight-complex="bold"/>
    </style:style>
    <style:style style:name="T53_4" style:family="text">
      <style:text-properties fo:font-weight="bold" style:font-weight-asian="bold" style:font-weight-complex="bold"/>
    </style:style>
    <style:style style:name="T53_5" style:family="text">
      <style:text-properties fo:font-weight="bold" style:font-weight-asian="bold" style:font-weight-complex="bold"/>
    </style:style>
    <style:style style:name="T53_6" style:family="text">
      <style:text-properties fo:font-weight="bold" style:font-weight-asian="bold" style:font-weight-complex="bold"/>
    </style:style>
    <style:style style:name="T53_7" style:family="text">
      <style:text-properties fo:font-weight="bold" style:font-weight-asian="bold" style:font-weight-complex="bold"/>
    </style:style>
    <style:style style:name="T53_8" style:family="text">
      <style:text-properties fo:font-weight="bold" style:font-weight-asian="bold" style:font-weight-complex="bold"/>
    </style:style>
    <style:style style:name="T53_9" style:family="text">
      <style:text-properties fo:font-weight="bold" style:font-weight-asian="bold" style:font-weight-complex="bold"/>
    </style:style>
    <style:style style:name="T53_10" style:family="text">
      <style:text-properties fo:font-weight="bold" style:font-weight-asian="bold" style:font-weight-complex="bold"/>
    </style:style>
    <style:style style:name="T53_11" style:family="text">
      <style:text-properties fo:font-weight="bold" style:font-weight-asian="bold" style:font-weight-complex="bold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T58_27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P60" style:family="paragraph" style:parent-style-name="Standard">
      <style:paragraph-properties fo:break-before="auto" fo:line-height="115%" fo:margin-top="0cm" fo:margin-bottom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weight="bold" style:font-weight-asian="bold" style:font-weight-complex="bold"/>
    </style:style>
    <style:style style:name="T62_2" style:family="text">
      <style:text-properties fo:font-weight="bold" style:font-weight-asian="bold" style:font-weight-complex="bold"/>
    </style:style>
    <style:style style:name="T62_3" style:family="text">
      <style:text-properties fo:font-weight="bold" style:font-weight-asian="bold" style:font-weight-complex="bold"/>
    </style:style>
    <style:style style:name="T62_4" style:family="text">
      <style:text-properties fo:font-weight="bold" style:font-weight-asian="bold" style:font-weight-complex="bold"/>
    </style:style>
    <style:style style:name="T62_5" style:family="text">
      <style:text-properties fo:font-weight="bold" style:font-weight-asian="bold" style:font-weight-complex="bold"/>
    </style:style>
    <style:style style:name="T62_6" style:family="text">
      <style:text-properties fo:font-weight="bold" style:font-weight-asian="bold" style:font-weight-complex="bold"/>
    </style:style>
    <style:style style:name="T62_7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weight="bold" style:font-weight-asian="bold" style:font-weight-complex="bold"/>
    </style:style>
    <style:style style:name="T72_2" style:family="text">
      <style:text-properties fo:font-weight="bold" style:font-weight-asian="bold" style:font-weight-complex="bold"/>
    </style:style>
    <style:style style:name="T72_3" style:family="text">
      <style:text-properties fo:font-weight="bold" style:font-weight-asian="bold" style:font-weight-complex="bold"/>
    </style:style>
    <style:style style:name="T72_4" style:family="text">
      <style:text-properties fo:font-weight="bold" style:font-weight-asian="bold" style:font-weight-complex="bold"/>
    </style:style>
    <style:style style:name="T72_5" style:family="text">
      <style:text-properties fo:font-weight="bold" style:font-weight-asian="bold" style:font-weight-complex="bold"/>
    </style:style>
    <style:style style:name="T72_6" style:family="text">
      <style:text-properties fo:font-weight="bold" style:font-weight-asian="bold" style:font-weight-complex="bold"/>
    </style:style>
    <style:style style:name="T72_7" style:family="text">
      <style:text-properties fo:font-weight="bold" style:font-weight-asian="bold" style:font-weight-complex="bold"/>
    </style:style>
    <style:style style:name="T72_8" style:family="text">
      <style:text-properties fo:font-weight="bold" style:font-weight-asian="bold" style:font-weight-complex="bold"/>
    </style:style>
    <style:style style:name="T72_9" style:family="text">
      <style:text-properties fo:font-weight="bold" style:font-weight-asian="bold" style:font-weight-complex="bold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P7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weight="bold" style:font-weight-asian="bold" style:font-weight-complex="bold"/>
    </style:style>
    <style:style style:name="T80_2" style:family="text">
      <style:text-properties fo:font-weight="bold" style:font-weight-asian="bold" style:font-weight-complex="bold"/>
    </style:style>
    <style:style style:name="T80_3" style:family="text">
      <style:text-properties fo:font-weight="bold" style:font-weight-asian="bold" style:font-weight-complex="bold"/>
    </style:style>
    <style:style style:name="T80_4" style:family="text">
      <style:text-properties fo:font-weight="bold" style:font-weight-asian="bold" style:font-weight-complex="bold"/>
    </style:style>
    <style:style style:name="T80_5" style:family="text">
      <style:text-properties fo:font-weight="bold" style:font-weight-asian="bold" style:font-weight-complex="bold"/>
    </style:style>
    <style:style style:name="T80_6" style:family="text">
      <style:text-properties fo:font-weight="bold" style:font-weight-asian="bold" style:font-weight-complex="bold"/>
    </style:style>
    <style:style style:name="T80_7" style:family="text">
      <style:text-properties fo:font-weight="bold" style:font-weight-asian="bold" style:font-weight-complex="bold"/>
    </style:style>
    <style:style style:name="T80_8" style:family="text">
      <style:text-properties fo:font-weight="bold" style:font-weight-asian="bold" style:font-weight-complex="bold"/>
    </style:style>
    <style:style style:name="T80_9" style:family="text">
      <style:text-properties fo:font-weight="bold" style:font-weight-asian="bold" style:font-weight-complex="bold"/>
    </style:style>
    <style:style style:name="T80_10" style:family="text">
      <style:text-properties fo:font-weight="bold" style:font-weight-asian="bold" style:font-weight-complex="bold"/>
    </style:style>
    <style:style style:name="T80_11" style:family="text">
      <style:text-properties fo:font-weight="bold" style:font-weight-asian="bold" style:font-weight-complex="bold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P83" style:family="paragraph" style:parent-style-name="Standard">
      <style:paragraph-properties fo:break-before="auto" fo:line-height="115%" fo:margin-top="0cm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P84" style:family="paragraph" style:parent-style-name="Standard">
      <style:paragraph-properties fo:break-before="auto" fo:line-height="115%" fo:margin-top="0cm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P85" style:family="paragraph" style:parent-style-name="Standard">
      <style:paragraph-properties fo:break-before="auto" fo:line-height="115%" fo:margin-top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P86" style:family="paragraph" style:parent-style-name="Standard">
      <style:paragraph-properties fo:break-before="auto" fo:line-height="115%" fo:margin-top="0cm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P87" style:family="paragraph" style:parent-style-name="Standard">
      <style:paragraph-properties fo:break-before="auto" fo:line-height="115%" fo:margin-top="0cm" fo:margin-bottom="0cm" style:writing-mode="lr-tb"/>
    </style:style>
    <style:style style:name="T87_1" style:family="text"/>
    <style:style style:name="T87_2" style:family="text"/>
    <style:style style:name="T87_3" style:family="text"/>
    <style:style style:name="P88" style:family="paragraph" style:parent-style-name="Standard">
      <style:paragraph-properties fo:break-before="auto" fo:line-height="115%" style:writing-mode="lr-tb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weight="bold" style:font-weight-asian="bold" style:font-weight-complex="bold"/>
    </style:style>
    <style:style style:name="T89_2" style:family="text">
      <style:text-properties fo:font-weight="bold" style:font-weight-asian="bold" style:font-weight-complex="bold"/>
    </style:style>
    <style:style style:name="T89_3" style:family="text">
      <style:text-properties fo:font-weight="bold" style:font-weight-asian="bold" style:font-weight-complex="bold"/>
    </style:style>
    <style:style style:name="T89_4" style:family="text">
      <style:text-properties fo:font-weight="bold" style:font-weight-asian="bold" style:font-weight-complex="bold"/>
    </style:style>
    <style:style style:name="T89_5" style:family="text">
      <style:text-properties fo:font-weight="bold" style:font-weight-asian="bold" style:font-weight-complex="bold"/>
    </style:style>
    <style:style style:name="T89_6" style:family="text">
      <style:text-properties fo:font-weight="bold" style:font-weight-asian="bold" style:font-weight-complex="bold"/>
    </style:style>
    <style:style style:name="T89_7" style:family="text">
      <style:text-properties fo:font-weight="bold" style:font-weight-asian="bold" style:font-weight-complex="bold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P92" style:family="paragraph" style:parent-style-name="Standard">
      <style:paragraph-properties fo:break-before="auto" fo:line-height="115%" fo:margin-top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P93" style:family="paragraph" style:parent-style-name="Standard">
      <style:paragraph-properties fo:break-before="auto" fo:line-height="115%" fo:margin-top="0cm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P94" style:family="paragraph" style:parent-style-name="Standard">
      <style:paragraph-properties fo:break-before="auto" fo:line-height="115%" fo:margin-top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P95" style:family="paragraph" style:parent-style-name="Standard">
      <style:paragraph-properties fo:break-before="auto" fo:line-height="115%" fo:margin-top="0cm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line-height="115%" fo:margin-top="0cm" fo:margin-bottom="0cm" style:writing-mode="lr-tb"/>
    </style:style>
    <style:style style:name="T96_1" style:family="text"/>
    <style:style style:name="T96_2" style:family="text"/>
    <style:style style:name="T96_3" style:family="text"/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>
      <style:text-properties fo:font-weight="bold" style:font-weight-asian="bold" style:font-weight-complex="bold"/>
    </style:style>
    <style:style style:name="T98_2" style:family="text">
      <style:text-properties fo:font-weight="bold" style:font-weight-asian="bold" style:font-weight-complex="bold"/>
    </style:style>
    <style:style style:name="T98_3" style:family="text">
      <style:text-properties fo:font-weight="bold" style:font-weight-asian="bold" style:font-weight-complex="bold"/>
    </style:style>
    <style:style style:name="T98_4" style:family="text">
      <style:text-properties fo:font-weight="bold" style:font-weight-asian="bold" style:font-weight-complex="bold"/>
    </style:style>
    <style:style style:name="T98_5" style:family="text">
      <style:text-properties fo:font-weight="bold" style:font-weight-asian="bold" style:font-weight-complex="bold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P101" style:family="paragraph" style:parent-style-name="Standard">
      <style:paragraph-properties fo:break-before="auto" fo:line-height="115%" fo:margin-top="0cm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P102" style:family="paragraph" style:parent-style-name="Standard">
      <style:paragraph-properties fo:break-before="auto" fo:line-height="115%" fo:margin-top="0cm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T102_5" style:family="text"/>
    <style:style style:name="T102_6" style:family="text"/>
    <style:style style:name="T102_7" style:family="text"/>
    <style:style style:name="T102_8" style:family="text"/>
    <style:style style:name="T102_9" style:family="text"/>
    <style:style style:name="T102_10" style:family="text"/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P103" style:family="paragraph" style:parent-style-name="Standard">
      <style:paragraph-properties fo:break-before="auto" fo:line-height="115%" fo:margin-top="0cm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P104" style:family="paragraph" style:parent-style-name="Standard">
      <style:paragraph-properties fo:break-before="auto" fo:line-height="115%" fo:margin-top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P105" style:family="paragraph" style:parent-style-name="Standard">
      <style:paragraph-properties fo:break-before="auto" fo:line-height="115%" fo:margin-top="0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P108" style:family="paragraph" style:parent-style-name="Standard">
      <style:paragraph-properties fo:break-before="auto" fo:line-height="115%" fo:margin-top="0cm" fo:margin-bottom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weight="bold" style:font-weight-asian="bold" style:font-weight-complex="bold"/>
    </style:style>
    <style:style style:name="T110_2" style:family="text">
      <style:text-properties fo:font-weight="bold" style:font-weight-asian="bold" style:font-weight-complex="bold"/>
    </style:style>
    <style:style style:name="T110_3" style:family="text">
      <style:text-properties fo:font-weight="bold" style:font-weight-asian="bold" style:font-weight-complex="bold"/>
    </style:style>
    <style:style style:name="T110_4" style:family="text">
      <style:text-properties fo:font-weight="bold" style:font-weight-asian="bold" style:font-weight-complex="bold"/>
    </style:style>
    <style:style style:name="T110_5" style:family="text">
      <style:text-properties fo:font-weight="bold" style:font-weight-asian="bold" style:font-weight-complex="bold"/>
    </style:style>
    <style:style style:name="T110_6" style:family="text">
      <style:text-properties fo:font-weight="bold" style:font-weight-asian="bold" style:font-weight-complex="bold"/>
    </style:style>
    <style:style style:name="T110_7" style:family="text">
      <style:text-properties fo:font-weight="bold" style:font-weight-asian="bold" style:font-weight-complex="bold"/>
    </style:style>
    <style:style style:name="T110_8" style:family="text">
      <style:text-properties fo:font-weight="bold" style:font-weight-asian="bold" style:font-weight-complex="bold"/>
    </style:style>
    <style:style style:name="T110_9" style:family="text">
      <style:text-properties fo:font-weight="bold" style:font-weight-asian="bold" style:font-weight-complex="bold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P114" style:family="paragraph" style:parent-style-name="Standard">
      <style:paragraph-properties fo:break-before="auto" fo:line-height="115%" fo:margin-top="0cm" fo:margin-bottom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weight="bold" style:font-weight-asian="bold" style:font-weight-complex="bold"/>
    </style:style>
    <style:style style:name="T116_2" style:family="text">
      <style:text-properties fo:font-weight="bold" style:font-weight-asian="bold" style:font-weight-complex="bold"/>
    </style:style>
    <style:style style:name="T116_3" style:family="text">
      <style:text-properties fo:font-weight="bold" style:font-weight-asian="bold" style:font-weight-complex="bold"/>
    </style:style>
    <style:style style:name="T116_4" style:family="text">
      <style:text-properties fo:font-weight="bold" style:font-weight-asian="bold" style:font-weight-complex="bold"/>
    </style:style>
    <style:style style:name="T116_5" style:family="text">
      <style:text-properties fo:font-weight="bold" style:font-weight-asian="bold" style:font-weight-complex="bold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P119" style:family="paragraph" style:parent-style-name="Standard">
      <style:paragraph-properties fo:break-before="auto" fo:line-height="115%" fo:margin-top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P120" style:family="paragraph" style:parent-style-name="Standard">
      <style:paragraph-properties fo:break-before="auto" fo:line-height="115%" fo:margin-top="0cm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P121" style:family="paragraph" style:parent-style-name="Standard">
      <style:paragraph-properties fo:break-before="auto" fo:line-height="115%" fo:margin-top="0cm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P122" style:family="paragraph" style:parent-style-name="Standard">
      <style:paragraph-properties fo:break-before="auto" fo:line-height="115%" fo:margin-top="0cm" fo:margin-bottom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weight="bold" style:font-weight-asian="bold" style:font-weight-complex="bold"/>
    </style:style>
    <style:style style:name="T124_2" style:family="text">
      <style:text-properties fo:font-weight="bold" style:font-weight-asian="bold" style:font-weight-complex="bold"/>
    </style:style>
    <style:style style:name="T124_3" style:family="text">
      <style:text-properties fo:font-weight="bold" style:font-weight-asian="bold" style:font-weight-complex="bold"/>
    </style:style>
    <style:style style:name="T124_4" style:family="text">
      <style:text-properties fo:font-weight="bold" style:font-weight-asian="bold" style:font-weight-complex="bold"/>
    </style:style>
    <style:style style:name="T124_5" style:family="text">
      <style:text-properties fo:font-weight="bold" style:font-weight-asian="bold" style:font-weight-complex="bold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P127" style:family="paragraph" style:parent-style-name="Standard">
      <style:paragraph-properties fo:break-before="auto" fo:line-height="115%" fo:margin-top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break-before="auto" fo:line-height="115%" fo:margin-top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line-height="115%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P130" style:family="paragraph" style:parent-style-name="Standard">
      <style:paragraph-properties fo:break-before="auto" fo:line-height="115%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P131" style:family="paragraph" style:parent-style-name="Standard">
      <style:paragraph-properties fo:break-before="auto" fo:line-height="115%" fo:margin-top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P132" style:family="paragraph" style:parent-style-name="Standard">
      <style:paragraph-properties fo:break-before="auto" fo:line-height="115%" fo:margin-top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P133" style:family="paragraph" style:parent-style-name="Standard">
      <style:paragraph-properties fo:break-before="auto" fo:line-height="115%" fo:margin-top="0cm" fo:margin-bottom="0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weight="bold" style:font-weight-asian="bold" style:font-weight-complex="bold"/>
    </style:style>
    <style:style style:name="T135_2" style:family="text">
      <style:text-properties fo:font-weight="bold" style:font-weight-asian="bold" style:font-weight-complex="bold"/>
    </style:style>
    <style:style style:name="T135_3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P138" style:family="paragraph" style:parent-style-name="Standard">
      <style:paragraph-properties fo:break-before="auto" fo:line-height="115%" fo:margin-top="0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P139" style:family="paragraph" style:parent-style-name="Standard">
      <style:paragraph-properties fo:break-before="auto" fo:line-height="115%" fo:margin-top="0cm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P140" style:family="paragraph" style:parent-style-name="Standard">
      <style:paragraph-properties fo:break-before="auto" fo:line-height="115%" fo:margin-top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P141" style:family="paragraph" style:parent-style-name="Standard">
      <style:paragraph-properties fo:break-before="auto" fo:line-height="115%" fo:margin-top="0cm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Standard">
      <style:paragraph-properties fo:break-before="auto" fo:line-height="115%" fo:margin-top="0cm" fo:margin-bottom="0cm" style:writing-mode="lr-tb"/>
    </style:style>
    <style:style style:name="T142_1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weight="bold" style:font-weight-asian="bold" style:font-weight-complex="bold"/>
    </style:style>
    <style:style style:name="T144_2" style:family="text">
      <style:text-properties fo:font-weight="bold" style:font-weight-asian="bold" style:font-weight-complex="bold"/>
    </style:style>
    <style:style style:name="T144_3" style:family="text">
      <style:text-properties fo:font-weight="bold" style:font-weight-asian="bold" style:font-weight-complex="bold"/>
    </style:style>
    <style:style style:name="T144_4" style:family="text">
      <style:text-properties fo:font-weight="bold" style:font-weight-asian="bold" style:font-weight-complex="bold"/>
    </style:style>
    <style:style style:name="T144_5" style:family="text">
      <style:text-properties fo:font-weight="bold" style:font-weight-asian="bold" style:font-weight-complex="bold"/>
    </style:style>
    <style:style style:name="T144_6" style:family="text">
      <style:text-properties fo:font-weight="bold" style:font-weight-asian="bold" style:font-weight-complex="bold"/>
    </style:style>
    <style:style style:name="T144_7" style:family="text">
      <style:text-properties fo:font-weight="bold" style:font-weight-asian="bold" style:font-weight-complex="bold"/>
    </style:style>
    <style:style style:name="T144_8" style:family="text">
      <style:text-properties fo:font-weight="bold" style:font-weight-asian="bold" style:font-weight-complex="bold"/>
    </style:style>
    <style:style style:name="T144_9" style:family="text">
      <style:text-properties fo:font-weight="bold" style:font-weight-asian="bold" style:font-weight-complex="bold"/>
    </style:style>
    <style:style style:name="T144_10" style:family="text">
      <style:text-properties fo:font-weight="bold" style:font-weight-asian="bold" style:font-weight-complex="bold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P147" style:family="paragraph" style:parent-style-name="Standard">
      <style:paragraph-properties fo:break-before="auto" fo:line-height="115%" fo:margin-top="0cm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P148" style:family="paragraph" style:parent-style-name="Standard">
      <style:paragraph-properties fo:break-before="auto" fo:line-height="115%" fo:margin-top="0cm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P149" style:family="paragraph" style:parent-style-name="Standard">
      <style:paragraph-properties fo:break-before="auto" fo:line-height="115%" fo:margin-top="0cm" style:writing-mode="lr-tb"/>
    </style:style>
    <style:style style:name="T149_1" style:family="text"/>
    <style:style style:name="T149_2" style:family="text"/>
    <style:style style:name="T149_3" style:family="text"/>
    <style:style style:name="P150" style:family="paragraph" style:parent-style-name="Standard">
      <style:paragraph-properties fo:break-before="auto" fo:line-height="115%" fo:margin-top="0cm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P151" style:family="paragraph" style:parent-style-name="Standard">
      <style:paragraph-properties fo:break-before="auto" fo:line-height="115%" fo:margin-top="0cm" fo:margin-bottom="0cm" style:writing-mode="lr-tb"/>
    </style:style>
    <style:style style:name="T151_1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weight="bold" style:font-weight-asian="bold" style:font-weight-complex="bold"/>
    </style:style>
    <style:style style:name="T153_2" style:family="text">
      <style:text-properties fo:font-weight="bold" style:font-weight-asian="bold" style:font-weight-complex="bold"/>
    </style:style>
    <style:style style:name="T153_3" style:family="text">
      <style:text-properties fo:font-weight="bold" style:font-weight-asian="bold" style:font-weight-complex="bold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P156" style:family="paragraph" style:parent-style-name="Standard">
      <style:paragraph-properties fo:break-before="auto" fo:line-height="115%" fo:margin-top="0cm" fo:margin-bottom="0cm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fo:font-weight="bold" style:font-weight-asian="bold" style:font-weight-complex="bold"/>
    </style:style>
    <style:style style:name="T158_2" style:family="text">
      <style:text-properties fo:font-weight="bold" style:font-weight-asian="bold" style:font-weight-complex="bold"/>
    </style:style>
    <style:style style:name="T158_3" style:family="text">
      <style:text-properties fo:font-weight="bold" style:font-weight-asian="bold" style:font-weight-complex="bold"/>
    </style:style>
    <style:style style:name="T158_4" style:family="text">
      <style:text-properties fo:font-weight="bold" style:font-weight-asian="bold" style:font-weight-complex="bold"/>
    </style:style>
    <style:style style:name="T158_5" style:family="text">
      <style:text-properties fo:font-weight="bold" style:font-weight-asian="bold" style:font-weight-complex="bold"/>
    </style:style>
    <style:style style:name="T158_6" style:family="text">
      <style:text-properties fo:font-weight="bold" style:font-weight-asian="bold" style:font-weight-complex="bold"/>
    </style:style>
    <style:style style:name="T158_7" style:family="text">
      <style:text-properties fo:font-weight="bold" style:font-weight-asian="bold" style:font-weight-complex="bold"/>
    </style:style>
    <style:style style:name="T158_8" style:family="text">
      <style:text-properties fo:font-weight="bold" style:font-weight-asian="bold" style:font-weight-complex="bold"/>
    </style:style>
    <style:style style:name="T158_9" style:family="text">
      <style:text-properties fo:font-weight="bold" style:font-weight-asian="bold" style:font-weight-complex="bold"/>
    </style:style>
    <style:style style:name="T158_10" style:family="text">
      <style:text-properties fo:font-weight="bold" style:font-weight-asian="bold" style:font-weight-complex="bold"/>
    </style:style>
    <style:style style:name="T158_11" style:family="text">
      <style:text-properties fo:font-weight="bold" style:font-weight-asian="bold" style:font-weight-complex="bold"/>
    </style:style>
    <style:style style:name="T158_12" style:family="text">
      <style:text-properties fo:font-weight="bold" style:font-weight-asian="bold" style:font-weight-complex="bold"/>
    </style:style>
    <style:style style:name="T158_13" style:family="text">
      <style:text-properties fo:font-weight="bold" style:font-weight-asian="bold" style:font-weight-complex="bold"/>
    </style:style>
    <style:style style:name="T158_14" style:family="text">
      <style:text-properties fo:font-weight="bold" style:font-weight-asian="bold" style:font-weight-complex="bold"/>
    </style:style>
    <style:style style:name="T158_15" style:family="text">
      <style:text-properties fo:font-weight="bold" style:font-weight-asian="bold" style:font-weight-complex="bold"/>
    </style:style>
    <style:style style:name="T158_16" style:family="text">
      <style:text-properties fo:font-weight="bold" style:font-weight-asian="bold" style:font-weight-complex="bold"/>
    </style:style>
    <style:style style:name="T158_17" style:family="text">
      <style:text-properties fo:font-weight="bold" style:font-weight-asian="bold" style:font-weight-complex="bold"/>
    </style:style>
    <style:style style:name="T158_18" style:family="text">
      <style:text-properties fo:font-weight="bold" style:font-weight-asian="bold" style:font-weight-complex="bold"/>
    </style:style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P161" style:family="paragraph" style:parent-style-name="Standard">
      <style:paragraph-properties fo:break-before="auto" fo:line-height="115%" fo:margin-top="0cm" style:writing-mode="lr-tb"/>
    </style:style>
    <style:style style:name="T161_1" style:family="text"/>
    <style:style style:name="T161_2" style:family="text"/>
    <style:style style:name="T161_3" style:family="text"/>
    <style:style style:name="T161_4" style:family="text"/>
    <style:style style:name="T161_5" style:family="text"/>
    <style:style style:name="T161_6" style:family="text"/>
    <style:style style:name="T161_7" style:family="text"/>
    <style:style style:name="P162" style:family="paragraph" style:parent-style-name="Standard">
      <style:paragraph-properties fo:break-before="auto" fo:line-height="115%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P163" style:family="paragraph" style:parent-style-name="Standard">
      <style:paragraph-properties fo:break-before="auto" fo:line-height="115%" fo:margin-top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P164" style:family="paragraph" style:parent-style-name="Standard">
      <style:paragraph-properties fo:break-before="auto" fo:line-height="115%" fo:margin-top="0cm" fo:margin-bottom="0cm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P165" style:family="paragraph" style:parent-style-name="Standard">
      <style:paragraph-properties fo:break-before="auto" fo:line-height="115%" style:writing-mode="lr-tb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weight="bold" style:font-weight-asian="bold" style:font-weight-complex="bold"/>
    </style:style>
    <style:style style:name="T166_2" style:family="text">
      <style:text-properties fo:font-weight="bold" style:font-weight-asian="bold" style:font-weight-complex="bold"/>
    </style:style>
    <style:style style:name="T166_3" style:family="text">
      <style:text-properties fo:font-weight="bold" style:font-weight-asian="bold" style:font-weight-complex="bold"/>
    </style:style>
    <style:style style:name="T166_4" style:family="text">
      <style:text-properties fo:font-weight="bold" style:font-weight-asian="bold" style:font-weight-complex="bold"/>
    </style:style>
    <style:style style:name="P167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weight="bold" style:font-weight-asian="bold" style:font-weight-complex="bold"/>
    </style:style>
    <style:style style:name="T168_2" style:family="text">
      <style:text-properties fo:font-weight="bold" style:font-weight-asian="bold" style:font-weight-complex="bold"/>
    </style:style>
    <style:style style:name="T168_3" style:family="text">
      <style:text-properties fo:font-weight="bold" style:font-weight-asian="bold" style:font-weight-complex="bold"/>
    </style:style>
    <style:style style:name="T168_4" style:family="text">
      <style:text-properties fo:font-weight="bold" style:font-weight-asian="bold" style:font-weight-complex="bold"/>
    </style:style>
    <style:style style:name="T168_5" style:family="text">
      <style:text-properties fo:font-weight="bold" style:font-weight-asian="bold" style:font-weight-complex="bold"/>
    </style:style>
    <style:style style:name="T168_6" style:family="text">
      <style:text-properties fo:font-weight="bold" style:font-weight-asian="bold" style:font-weight-complex="bold"/>
    </style:style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T168_21" style:family="text"/>
    <style:style style:name="T168_22" style:family="text"/>
    <style:style style:name="T168_23" style:family="text"/>
    <style:style style:name="T168_24" style:family="text"/>
    <style:style style:name="T168_25" style:family="text"/>
    <style:style style:name="T168_26" style:family="text"/>
    <style:style style:name="T168_27" style:family="text"/>
    <style:style style:name="T168_28" style:family="text"/>
    <style:style style:name="T168_29" style:family="text"/>
    <style:style style:name="T168_30" style:family="text"/>
    <style:style style:name="T168_31" style:family="text"/>
    <style:style style:name="T168_32" style:family="text"/>
    <style:style style:name="T168_33" style:family="text"/>
    <style:style style:name="T168_34" style:family="text"/>
    <style:style style:name="T168_35" style:family="text"/>
    <style:style style:name="T168_36" style:family="text"/>
    <style:style style:name="T168_37" style:family="text"/>
    <style:style style:name="T168_38" style:family="text"/>
    <style:style style:name="T168_39" style:family="text"/>
    <style:style style:name="T168_40" style:family="text"/>
    <style:style style:name="T168_41" style:family="text"/>
    <style:style style:name="T168_42" style:family="text"/>
    <style:style style:name="T168_43" style:family="text"/>
    <style:style style:name="T168_44" style:family="text"/>
    <style:style style:name="T168_45" style:family="text"/>
    <style:style style:name="T168_46" style:family="text"/>
    <style:style style:name="T168_47" style:family="text"/>
    <style:style style:name="T168_48" style:family="text"/>
    <style:style style:name="T168_49" style:family="text"/>
    <style:style style:name="T168_50" style:family="text"/>
    <style:style style:name="T168_51" style:family="text"/>
    <style:style style:name="T168_52" style:family="text"/>
  </office:automatic-styles>
  <office:body>
    <office:text>
      <text:p text:style-name="P1"><text:span text:style-name="T1_1">Boltzmann</text:span><text:span text:style-name="T1_2"><text:s/></text:span><text:span text:style-name="T1_3">Brain</text:span><text:span text:style-name="T1_4"><text:s/></text:span><text:span text:style-name="T1_5">Planning</text:span></text:p>
      <text:p text:style-name="P2"/>
      <text:p text:style-name="P3"><text:span text:style-name="T3_1">[</text:span><text:span text:style-name="T3_2">Structuralism</text:span><text:span text:style-name="T3_3"><text:s/></text:span><text:span text:style-name="T3_4">is</text:span><text:span text:style-name="T3_5">]<text:s/>“</text:span><text:span text:style-name="T3_6">the</text:span><text:span text:style-name="T3_7"><text:s/></text:span><text:span text:style-name="T3_8">belief</text:span><text:span text:style-name="T3_9"><text:s/></text:span><text:span text:style-name="T3_10">that</text:span><text:span text:style-name="T3_11"><text:s/></text:span><text:span text:style-name="T3_12">phenomena</text:span><text:span text:style-name="T3_13"><text:s/></text:span><text:span text:style-name="T3_14">of</text:span><text:span text:style-name="T3_15"><text:s/></text:span><text:span text:style-name="T3_16">human</text:span><text:span text:style-name="T3_17"><text:s/></text:span><text:span text:style-name="T3_18">life</text:span><text:span text:style-name="T3_19"><text:s/></text:span><text:span text:style-name="T3_20">are</text:span><text:span text:style-name="T3_21"><text:s/></text:span><text:span text:style-name="T3_22">not</text:span><text:span text:style-name="T3_23"><text:s/></text:span><text:span text:style-name="T3_24">intelligible</text:span><text:span text:style-name="T3_25"><text:s/></text:span><text:span text:style-name="T3_26">except</text:span><text:span text:style-name="T3_27"><text:s/></text:span><text:span text:style-name="T3_28">through</text:span><text:span text:style-name="T3_29"><text:s/></text:span><text:span text:style-name="T3_30">their</text:span><text:span text:style-name="T3_31"><text:s/></text:span><text:span text:style-name="T3_32">interrelation</text:span><text:span text:style-name="T3_33">.<text:s/></text:span><text:span text:style-name="T3_34">These</text:span><text:span text:style-name="T3_35"><text:s/></text:span><text:span text:style-name="T3_36">relations</text:span><text:span text:style-name="T3_37"><text:s/></text:span><text:span text:style-name="T3_38">constitute</text:span><text:span text:style-name="T3_39"><text:s/></text:span><text:span text:style-name="T3_40">a</text:span><text:span text:style-name="T3_41"><text:s/></text:span><text:span text:style-name="T3_42">structure</text:span><text:span text:style-name="T3_43"><text:s/></text:span><text:span text:style-name="T3_44">and</text:span><text:span text:style-name="T3_45"><text:s/></text:span><text:span text:style-name="T3_46">behind</text:span><text:span text:style-name="T3_47"><text:s/></text:span><text:span text:style-name="T3_48">local</text:span><text:span text:style-name="T3_49"><text:s/></text:span><text:span text:style-name="T3_50">variations</text:span><text:span text:style-name="T3_51"><text:s/></text:span><text:span text:style-name="T3_52">in</text:span><text:span text:style-name="T3_53"><text:s/></text:span><text:span text:style-name="T3_54">the</text:span><text:span text:style-name="T3_55"><text:s/></text:span><text:span text:style-name="T3_56">surface</text:span><text:span text:style-name="T3_57"><text:s/></text:span><text:span text:style-name="T3_58">phenomena</text:span><text:span text:style-name="T3_59"><text:s/></text:span><text:span text:style-name="T3_60">there</text:span><text:span text:style-name="T3_61"><text:s/></text:span><text:span text:style-name="T3_62">are</text:span><text:span text:style-name="T3_63"><text:s/></text:span><text:span text:style-name="T3_64">constant</text:span><text:span text:style-name="T3_65"><text:s/></text:span><text:span text:style-name="T3_66">laws</text:span><text:span text:style-name="T3_67"><text:s/></text:span><text:span text:style-name="T3_68">of</text:span><text:span text:style-name="T3_69"><text:s/></text:span><text:span text:style-name="T3_70">abstract</text:span><text:span text:style-name="T3_71"><text:s/></text:span><text:span text:style-name="T3_72">culture</text:span><text:span text:style-name="T3_73">.”</text:span></text:p>
      <text:p text:style-name="P4"/>
      <text:p text:style-name="P5"/>
      <text:p text:style-name="P6"/>
      <text:p text:style-name="P7"><text:span text:style-name="T7_1">T</text:span><text:span text:style-name="T7_2">.<text:s/></text:span><text:span text:style-name="T7_3">Accessing</text:span><text:span text:style-name="T7_4"><text:s/></text:span><text:span text:style-name="T7_5">Freebase</text:span></text:p>
      <text:p text:style-name="P8"><text:span text:style-name="T8_1">What</text:span><text:span text:style-name="T8_2"><text:s/></text:span><text:span text:style-name="T8_3">it</text:span><text:span text:style-name="T8_4"><text:s/></text:span><text:span text:style-name="T8_5">is</text:span><text:span text:style-name="T8_6">:<text:s/></text:span><text:span text:style-name="T8_7">Getting</text:span><text:span text:style-name="T8_8"><text:s/></text:span><text:span text:style-name="T8_9">Freebase</text:span><text:span text:style-name="T8_10"><text:s/></text:span><text:span text:style-name="T8_11">into</text:span><text:span text:style-name="T8_12"><text:s/></text:span><text:span text:style-name="T8_13">an</text:span><text:span text:style-name="T8_14"><text:s/></text:span><text:span text:style-name="T8_15">easily</text:span><text:span text:style-name="T8_16"><text:s/></text:span><text:span text:style-name="T8_17">accessible</text:span><text:span text:style-name="T8_18"><text:s/></text:span><text:span text:style-name="T8_19">form</text:span></text:p>
      <text:p text:style-name="P9"><text:span text:style-name="T9_1">What</text:span><text:span text:style-name="T9_2"><text:s/></text:span><text:span text:style-name="T9_3">it</text:span><text:span text:style-name="T9_4"><text:s/></text:span><text:span text:style-name="T9_5">isn</text:span><text:span text:style-name="T9_6">’</text:span><text:span text:style-name="T9_7">t</text:span><text:span text:style-name="T9_8">:<text:s/></text:span><text:span text:style-name="T9_9">Any</text:span><text:span text:style-name="T9_10"><text:s/></text:span><text:span text:style-name="T9_11">learners</text:span><text:span text:style-name="T9_12"><text:s/>/<text:s/></text:span><text:span text:style-name="T9_13">intelligence</text:span><text:span text:style-name="T9_14"><text:s/></text:span><text:span text:style-name="T9_15">built</text:span><text:span text:style-name="T9_16"><text:s/></text:span><text:span text:style-name="T9_17">on</text:span><text:span text:style-name="T9_18"><text:s/></text:span><text:span text:style-name="T9_19">Freebase</text:span></text:p>
      <text:list text:style-name="LS1" xml:id="list0">
        <text:list-item>
          <text:p text:style-name="P10"><text:span text:style-name="T10_1">Access</text:span><text:span text:style-name="T10_2"><text:s/></text:span><text:span text:style-name="T10_3">in</text:span><text:span text:style-name="T10_4"><text:s/></text:span><text:span text:style-name="T10_5">a</text:span><text:span text:style-name="T10_6"><text:s/></text:span><text:span text:style-name="T10_7">graph</text:span><text:span text:style-name="T10_8"><text:s/></text:span><text:span text:style-name="T10_9">form</text:span></text:p>
        </text:list-item>
        <text:list-item>
          <text:p text:style-name="P11"><text:span text:style-name="T11_1">Identify</text:span><text:span text:style-name="T11_2"><text:s/></text:span><text:span text:style-name="T11_3">predicates</text:span><text:span text:style-name="T11_4"><text:s/>(</text:span><text:span text:style-name="T11_5">classes</text:span><text:span text:style-name="T11_6">)</text:span></text:p>
        </text:list-item>
        <text:list-item>
          <text:p text:style-name="P12"><text:span text:style-name="T12_1">Store</text:span><text:span text:style-name="T12_2"><text:s/></text:span><text:span text:style-name="T12_3">multiple</text:span><text:span text:style-name="T12_4"><text:s/></text:span><text:span text:style-name="T12_5">versions</text:span><text:span text:style-name="T12_6"><text:s/>(</text:span><text:span text:style-name="T12_7">remove</text:span><text:span text:style-name="T12_8"><text:s/></text:span><text:span text:style-name="T12_9">training</text:span><text:span text:style-name="T12_10"><text:s/></text:span><text:span text:style-name="T12_11">sets</text:span><text:span text:style-name="T12_12">)</text:span></text:p>
        </text:list-item>
        <text:list-item>
          <text:p text:style-name="P13"><text:span text:style-name="T13_1">Start</text:span><text:span text:style-name="T13_2"><text:s/></text:span><text:span text:style-name="T13_3">back</text:span><text:span text:style-name="T13_4"><text:s/></text:span><text:span text:style-name="T13_5">up</text:span><text:span text:style-name="T13_6"><text:s/></text:span><text:span text:style-name="T13_7">versioned</text:span><text:span text:style-name="T13_8"><text:s/></text:span><text:span text:style-name="T13_9">downloads</text:span></text:p>
        </text:list-item>
        <text:list-item>
          <text:p text:style-name="P14"><text:span text:style-name="T14_1">Eval</text:span><text:span text:style-name="T14_2"><text:s/></text:span><text:span text:style-name="T14_3">Long</text:span><text:span text:style-name="T14_4"><text:s/></text:span><text:span text:style-name="T14_5">term</text:span><text:span text:style-name="T14_6"><text:s/></text:span><text:span text:style-name="T14_7">storage</text:span><text:span text:style-name="T14_8"><text:s/></text:span><text:span text:style-name="T14_9">overhead</text:span></text:p>
        </text:list-item>
        <text:list-item>
          <text:p text:style-name="P15"><text:span text:style-name="T15_1">Document</text:span><text:span text:style-name="T15_2"><text:s/>“</text:span><text:span text:style-name="T15_3">Hello</text:span><text:span text:style-name="T15_4"><text:s/></text:span><text:span text:style-name="T15_5">Freebase</text:span><text:span text:style-name="T15_6">”<text:s/></text:span><text:span text:style-name="T15_7">access</text:span></text:p>
        </text:list-item>
        <text:list-item>
          <text:p text:style-name="P16"><text:span text:style-name="T16_1">iPyNB</text:span><text:span text:style-name="T16_2"><text:s/>/<text:s/></text:span><text:span text:style-name="T16_3">SciTalk</text:span><text:span text:style-name="T16_4"><text:s/>/<text:s/></text:span><text:span text:style-name="T16_5">LunchTalk</text:span></text:p>
        </text:list-item>
      </text:list>
      <text:p text:style-name="P17"/>
      <text:p text:style-name="P18"><text:span text:style-name="T18_1">T</text:span><text:span text:style-name="T18_2">.<text:s/></text:span><text:span text:style-name="T18_3">Evaluation</text:span><text:span text:style-name="T18_4"><text:s/></text:span><text:span text:style-name="T18_5">Metrics</text:span></text:p>
      <text:p text:style-name="P19"><text:span text:style-name="T19_1">What</text:span><text:span text:style-name="T19_2"><text:s/></text:span><text:span text:style-name="T19_3">it</text:span><text:span text:style-name="T19_4"><text:s/></text:span><text:span text:style-name="T19_5">is</text:span><text:span text:style-name="T19_6">:<text:s/></text:span><text:span text:style-name="T19_7">an</text:span><text:span text:style-name="T19_8"><text:s/></text:span><text:span text:style-name="T19_9">automated</text:span><text:span text:style-name="T19_10"><text:s/></text:span><text:span text:style-name="T19_11">system</text:span><text:span text:style-name="T19_12"><text:s/></text:span><text:span text:style-name="T19_13">for</text:span><text:span text:style-name="T19_14"><text:s/></text:span><text:span text:style-name="T19_15">testing</text:span><text:span text:style-name="T19_16"><text:s/></text:span><text:span text:style-name="T19_17">RDF</text:span><text:span text:style-name="T19_18"><text:s/></text:span><text:span text:style-name="T19_19">extractions</text:span></text:p>
      <text:p text:style-name="P20"><text:span text:style-name="T20_1">What</text:span><text:span text:style-name="T20_2"><text:s/></text:span><text:span text:style-name="T20_3">it</text:span><text:span text:style-name="T20_4"><text:s/></text:span><text:span text:style-name="T20_5">isn</text:span><text:span text:style-name="T20_6">’</text:span><text:span text:style-name="T20_7">t</text:span><text:span text:style-name="T20_8">:<text:s/></text:span><text:span text:style-name="T20_9">Turk</text:span><text:span text:style-name="T20_10"><text:s/></text:span><text:span text:style-name="T20_11">work</text:span></text:p>
      <text:list text:style-name="LS2" xml:id="list7">
        <text:list-item>
          <text:p text:style-name="P21"><text:span text:style-name="T21_1">Define</text:span><text:span text:style-name="T21_2"><text:s/></text:span><text:span text:style-name="T21_3">evaluation</text:span><text:span text:style-name="T21_4"><text:s/>(#<text:s/></text:span><text:span text:style-name="T21_5">correct</text:span><text:span text:style-name="T21_6"><text:s/></text:span><text:span text:style-name="T21_7">RDFs</text:span><text:span text:style-name="T21_8"><text:s/>/<text:s/>#<text:s/></text:span><text:span text:style-name="T21_9">incorrect</text:span><text:span text:style-name="T21_10"><text:s/></text:span><text:span text:style-name="T21_11">RDFs</text:span><text:span text:style-name="T21_12">)<text:s/></text:span><text:span text:style-name="T21_13">under</text:span><text:span text:style-name="T21_14"><text:s/></text:span><text:span text:style-name="T21_15">LCWA</text:span></text:p>
        </text:list-item>
        <text:list-item>
          <text:p text:style-name="P22"><text:span text:style-name="T22_1">Ensure</text:span><text:span text:style-name="T22_2"><text:s/></text:span><text:span text:style-name="T22_3">statistically</text:span><text:span text:style-name="T22_4"><text:s/></text:span><text:span text:style-name="T22_5">rigid</text:span><text:span text:style-name="T22_6"><text:s/></text:span><text:span text:style-name="T22_7">sampling</text:span><text:span text:style-name="T22_8"><text:s/>(</text:span><text:span text:style-name="T22_9">train</text:span><text:span text:style-name="T22_10">/</text:span><text:span text:style-name="T22_11">test</text:span><text:span text:style-name="T22_12"><text:s/></text:span><text:span text:style-name="T22_13">split</text:span><text:span text:style-name="T22_14"><text:s/>%,<text:s/></text:span><text:span text:style-name="T22_15">stratified</text:span><text:span text:style-name="T22_16"><text:s/></text:span><text:span text:style-name="T22_17">sampling</text:span><text:span text:style-name="T22_18">,<text:s/>…)</text:span></text:p>
        </text:list-item>
        <text:list-item>
          <text:p text:style-name="P23"><text:span text:style-name="T23_1">Storage</text:span><text:span text:style-name="T23_2"><text:s/></text:span><text:span text:style-name="T23_3">and</text:span><text:span text:style-name="T23_4"><text:s/></text:span><text:span text:style-name="T23_5">versioning</text:span><text:span text:style-name="T23_6"><text:s/>(</text:span><text:span text:style-name="T23_7">both</text:span><text:span text:style-name="T23_8"><text:s/></text:span><text:span text:style-name="T23_9">algo</text:span><text:span text:style-name="T23_10"><text:s/></text:span><text:span text:style-name="T23_11">and</text:span><text:span text:style-name="T23_12"><text:s/></text:span><text:span text:style-name="T23_13">freebase</text:span><text:span text:style-name="T23_14"><text:s/></text:span><text:span text:style-name="T23_15">version</text:span><text:span text:style-name="T23_16">)<text:s/></text:span><text:span text:style-name="T23_17">of</text:span><text:span text:style-name="T23_18"><text:s/></text:span><text:span text:style-name="T23_19">metrics</text:span><text:span text:style-name="T23_20">,<text:s/></text:span><text:span text:style-name="T23_21">extracted</text:span><text:span text:style-name="T23_22"><text:s/></text:span><text:span text:style-name="T23_23">named</text:span><text:span text:style-name="T23_24"><text:s/></text:span><text:span text:style-name="T23_25">entities</text:span><text:span text:style-name="T23_26"><text:s/></text:span><text:span text:style-name="T23_27">per</text:span><text:span text:style-name="T23_28"><text:s/></text:span><text:span text:style-name="T23_29">page</text:span><text:span text:style-name="T23_30">,<text:s/></text:span><text:span text:style-name="T23_31">text</text:span><text:span text:style-name="T23_32"><text:s/></text:span><text:span text:style-name="T23_33">features</text:span><text:span text:style-name="T23_34"><text:s/></text:span><text:span text:style-name="T23_35">per</text:span><text:span text:style-name="T23_36"><text:s/></text:span><text:span text:style-name="T23_37">page</text:span></text:p>
        </text:list-item>
      </text:list>
      <text:p text:style-name="P24"/>
      <text:p text:style-name="P25"><text:span text:style-name="T25_1">T</text:span><text:span text:style-name="T25_2">.<text:s/></text:span><text:span text:style-name="T25_3">DOM</text:span><text:span text:style-name="T25_4"><text:s/></text:span><text:span text:style-name="T25_5">extraction</text:span></text:p>
      <text:p text:style-name="P26"><text:span text:style-name="T26_1">What</text:span><text:span text:style-name="T26_2"><text:s/></text:span><text:span text:style-name="T26_3">it</text:span><text:span text:style-name="T26_4"><text:s/></text:span><text:span text:style-name="T26_5">is</text:span><text:span text:style-name="T26_6">:<text:s/></text:span><text:span text:style-name="T26_7">using</text:span><text:span text:style-name="T26_8"><text:s/></text:span><text:span text:style-name="T26_9">relative</text:span><text:span text:style-name="T26_10"><text:s/></text:span><text:span text:style-name="T26_11">DOM</text:span><text:span text:style-name="T26_12"><text:s/></text:span><text:span text:style-name="T26_13">paths</text:span><text:span text:style-name="T26_14"><text:s/></text:span><text:span text:style-name="T26_15">to</text:span><text:span text:style-name="T26_16"><text:s/></text:span><text:span text:style-name="T26_17">extract</text:span><text:span text:style-name="T26_18"><text:s/></text:span><text:span text:style-name="T26_19">RDF</text:span><text:span text:style-name="T26_20"><text:s/></text:span><text:span text:style-name="T26_21">triples</text:span></text:p>
      <text:p text:style-name="P27"><text:span text:style-name="T27_1">What</text:span><text:span text:style-name="T27_2"><text:s/></text:span><text:span text:style-name="T27_3">it</text:span><text:span text:style-name="T27_4"><text:s/></text:span><text:span text:style-name="T27_5">isn</text:span><text:span text:style-name="T27_6">’</text:span><text:span text:style-name="T27_7">t</text:span><text:span text:style-name="T27_8">:<text:s/></text:span><text:span text:style-name="T27_9">full</text:span><text:span text:style-name="T27_10"><text:s/></text:span><text:span text:style-name="T27_11">blown</text:span><text:span text:style-name="T27_12"><text:s/></text:span><text:span text:style-name="T27_13">text</text:span><text:span text:style-name="T27_14"><text:s/></text:span><text:span text:style-name="T27_15">extraction</text:span></text:p>
      <text:list text:style-name="LS3" xml:id="list10">
        <text:list-item>
          <text:p text:style-name="P28"><text:span text:style-name="T28_1">Build</text:span><text:span text:style-name="T28_2"><text:s/></text:span><text:span text:style-name="T28_3">NER</text:span><text:span text:style-name="T28_4"><text:s/></text:span><text:span text:style-name="T28_5">on</text:span><text:span text:style-name="T28_6"><text:s/></text:span><text:span text:style-name="T28_7">docs</text:span><text:span text:style-name="T28_8"><text:s/></text:span><text:span text:style-name="T28_9">via</text:span><text:span text:style-name="T28_10"><text:s/></text:span><text:span text:style-name="T28_11">hbase</text:span><text:span text:style-name="T28_12"><text:s/></text:span><text:span text:style-name="T28_13">table</text:span></text:p>
        </text:list-item>
        <text:list-item>
          <text:p text:style-name="P29"><text:span text:style-name="T29_1">Store</text:span><text:span text:style-name="T29_2"><text:s/></text:span><text:span text:style-name="T29_3">NER</text:span><text:span text:style-name="T29_4">-</text:span><text:span text:style-name="T29_5">extracted</text:span><text:span text:style-name="T29_6"><text:s/></text:span><text:span text:style-name="T29_7">terms</text:span><text:span text:style-name="T29_8"><text:s/></text:span><text:span text:style-name="T29_9">in</text:span><text:span text:style-name="T29_10"><text:s/></text:span><text:span text:style-name="T29_11">ES</text:span><text:span text:style-name="T29_12"><text:s/></text:span><text:span text:style-name="T29_13">field</text:span></text:p>
        </text:list-item>
        <text:list-item>
          <text:p text:style-name="P30"><text:span text:style-name="T30_1">Licensing</text:span><text:span text:style-name="T30_2"><text:s/></text:span><text:span text:style-name="T30_3">terms</text:span><text:span text:style-name="T30_4"><text:s/></text:span><text:span text:style-name="T30_5">on</text:span><text:span text:style-name="T30_6"><text:s/></text:span><text:span text:style-name="T30_7">Stanford</text:span><text:span text:style-name="T30_8"><text:s/></text:span><text:span text:style-name="T30_9">NER</text:span><text:span text:style-name="T30_10"><text:s/>&amp;<text:s/></text:span><text:span text:style-name="T30_11">POS</text:span></text:p>
        </text:list-item>
        <text:list-item>
          <text:p text:style-name="P31"><text:span text:style-name="T31_1">Eval</text:span><text:span text:style-name="T31_2"><text:s/></text:span><text:span text:style-name="T31_3">dom</text:span><text:span text:style-name="T31_4"><text:s/></text:span><text:span text:style-name="T31_5">extractors</text:span><text:span text:style-name="T31_6"><text:s/>(</text:span><text:span text:style-name="T31_7">lxml</text:span><text:span text:style-name="T31_8"><text:s/>/<text:s/></text:span><text:span text:style-name="T31_9">webstruct</text:span><text:span text:style-name="T31_10"><text:s/>/<text:s/></text:span><text:span text:style-name="T31_11">custom</text:span><text:span text:style-name="T31_12">)<text:s/></text:span><text:span text:style-name="T31_13">for</text:span><text:span text:style-name="T31_14"><text:s/></text:span><text:span text:style-name="T31_15">speed</text:span><text:span text:style-name="T31_16"><text:s/></text:span><text:span text:style-name="T31_17">and</text:span><text:span text:style-name="T31_18"><text:s/></text:span><text:span text:style-name="T31_19">ease</text:span><text:span text:style-name="T31_20"><text:s/></text:span><text:span text:style-name="T31_21">implementation</text:span></text:p>
        </text:list-item>
        <text:list-item>
          <text:p text:style-name="P32"><text:span text:style-name="T32_1">Build</text:span><text:span text:style-name="T32_2"><text:s/></text:span><text:span text:style-name="T32_3">infra</text:span><text:span text:style-name="T32_4"><text:s/></text:span><text:span text:style-name="T32_5">to</text:span><text:span text:style-name="T32_6"><text:s/></text:span><text:span text:style-name="T32_7">run</text:span><text:span text:style-name="T32_8"><text:s/></text:span><text:span text:style-name="T32_9">extractor</text:span><text:span text:style-name="T32_10"><text:s/></text:span><text:span text:style-name="T32_11">via</text:span><text:span text:style-name="T32_12"><text:s/></text:span><text:span text:style-name="T32_13">hbase</text:span><text:span text:style-name="T32_14"><text:s/></text:span><text:span text:style-name="T32_15">table</text:span><text:span text:style-name="T32_16"><text:s/>(</text:span><text:span text:style-name="T32_17">X</text:span><text:span text:style-name="T32_18">_</text:span><text:span text:style-name="T32_19">latest</text:span><text:span text:style-name="T32_20">_</text:span><text:span text:style-name="T32_21">Y</text:span><text:span text:style-name="T32_22">)</text:span></text:p>
        </text:list-item>
        <text:list-item>
          <text:p text:style-name="P33"><text:span text:style-name="T33_1">Train</text:span><text:span text:style-name="T33_2"><text:s/></text:span><text:span text:style-name="T33_3">logistic</text:span><text:span text:style-name="T33_4"><text:s/></text:span><text:span text:style-name="T33_5">regression</text:span><text:span text:style-name="T33_6"><text:s/>(</text:span><text:span text:style-name="T33_7">via</text:span><text:span text:style-name="T33_8"><text:s/></text:span><text:span text:style-name="T33_9">L</text:span><text:span text:style-name="T33_10">-</text:span><text:span text:style-name="T33_11">BFGS</text:span><text:span text:style-name="T33_12">)<text:s/></text:span><text:span text:style-name="T33_13">w</text:span><text:span text:style-name="T33_14">/<text:s/></text:span><text:span text:style-name="T33_15">Gauss</text:span><text:span text:style-name="T33_16"><text:s/></text:span><text:span text:style-name="T33_17">regularization</text:span></text:p>
        </text:list-item>
        <text:list-item>
          <text:p text:style-name="P34"><text:span text:style-name="T34_1">Eval</text:span><text:span text:style-name="T34_2"><text:s/></text:span><text:span text:style-name="T34_3">accuracy</text:span><text:span text:style-name="T34_4"><text:s/>+<text:s/></text:span><text:span text:style-name="T34_5">tune</text:span><text:span text:style-name="T34_6"><text:s/></text:span><text:span text:style-name="T34_7">ML</text:span></text:p>
        </text:list-item>
        <text:list-item>
          <text:p text:style-name="P35"><text:span text:style-name="T35_1">Entity</text:span><text:span text:style-name="T35_2">-</text:span><text:span text:style-name="T35_3">linked</text:span><text:span text:style-name="T35_4"><text:s/></text:span><text:span text:style-name="T35_5">field</text:span><text:span text:style-name="T35_6"><text:s/></text:span><text:span text:style-name="T35_7">in</text:span><text:span text:style-name="T35_8"><text:s/></text:span><text:span text:style-name="T35_9">ES</text:span></text:p>
        </text:list-item>
      </text:list>
      <text:p text:style-name="P36"/>
      <text:p text:style-name="P37"><text:span text:style-name="T37_1">T</text:span><text:span text:style-name="T37_2">.<text:s/></text:span><text:span text:style-name="T37_3">Discuss</text:span><text:span text:style-name="T37_4"><text:s/></text:span><text:span text:style-name="T37_5">Entity</text:span><text:span text:style-name="T37_6"><text:s/></text:span><text:span text:style-name="T37_7">Bidding</text:span></text:p>
      <text:p text:style-name="P38"><text:span text:style-name="T38_1">What</text:span><text:span text:style-name="T38_2"><text:s/></text:span><text:span text:style-name="T38_3">it</text:span><text:span text:style-name="T38_4"><text:s/></text:span><text:span text:style-name="T38_5">is</text:span><text:span text:style-name="T38_6">:<text:s/></text:span><text:span text:style-name="T38_7">evaluate</text:span><text:span text:style-name="T38_8"><text:s/></text:span><text:span text:style-name="T38_9">biz</text:span><text:span text:style-name="T38_10"><text:s/></text:span><text:span text:style-name="T38_11">side</text:span><text:span text:style-name="T38_12"><text:s/>&amp;<text:s/></text:span><text:span text:style-name="T38_13">tech</text:span><text:span text:style-name="T38_14"><text:s/></text:span><text:span text:style-name="T38_15">side</text:span><text:span text:style-name="T38_16"><text:s/></text:span><text:span text:style-name="T38_17">of</text:span><text:span text:style-name="T38_18"><text:s/></text:span><text:span text:style-name="T38_19">whether</text:span><text:span text:style-name="T38_20"><text:s/></text:span><text:span text:style-name="T38_21">entity</text:span><text:span text:style-name="T38_22"><text:s/></text:span><text:span text:style-name="T38_23">extarction</text:span><text:span text:style-name="T38_24"><text:s/></text:span><text:span text:style-name="T38_25">good</text:span><text:span text:style-name="T38_26"><text:s/></text:span><text:span text:style-name="T38_27">enough</text:span><text:span text:style-name="T38_28"><text:s/></text:span><text:span text:style-name="T38_29">for</text:span><text:span text:style-name="T38_30"><text:s/></text:span><text:span text:style-name="T38_31">auction</text:span></text:p>
      <text:p text:style-name="P39"><text:span text:style-name="T39_1">What</text:span><text:span text:style-name="T39_2"><text:s/></text:span><text:span text:style-name="T39_3">it</text:span><text:span text:style-name="T39_4"><text:s/></text:span><text:span text:style-name="T39_5">isn</text:span><text:span text:style-name="T39_6">’</text:span><text:span text:style-name="T39_7">t</text:span><text:span text:style-name="T39_8">:<text:s/></text:span><text:span text:style-name="T39_9">building</text:span><text:span text:style-name="T39_10"><text:s/></text:span><text:span text:style-name="T39_11">an</text:span><text:span text:style-name="T39_12"><text:s/></text:span><text:span text:style-name="T39_13">auction</text:span></text:p>
      <text:list text:style-name="LS4" xml:id="list18">
        <text:list-item>
          <text:p text:style-name="P40"><text:span text:style-name="T40_1">Discuss</text:span><text:span text:style-name="T40_2"><text:s/></text:span><text:span text:style-name="T40_3">model</text:span><text:span text:style-name="T40_4"><text:s/></text:span><text:span text:style-name="T40_5">stability</text:span><text:span text:style-name="T40_6"><text:s/>&amp;<text:s/></text:span><text:span text:style-name="T40_7">how</text:span><text:span text:style-name="T40_8"><text:s/></text:span><text:span text:style-name="T40_9">it</text:span><text:span text:style-name="T40_10"><text:s/></text:span><text:span text:style-name="T40_11">relates</text:span><text:span text:style-name="T40_12"><text:s/></text:span><text:span text:style-name="T40_13">to</text:span><text:span text:style-name="T40_14"><text:s/></text:span><text:span text:style-name="T40_15">marketplace</text:span><text:span text:style-name="T40_16"><text:s/></text:span><text:span text:style-name="T40_17">stability</text:span></text:p>
        </text:list-item>
        <text:list-item>
          <text:p text:style-name="P41"><text:span text:style-name="T41_1">Debate</text:span><text:span text:style-name="T41_2"><text:s/></text:span><text:span text:style-name="T41_3">implications</text:span><text:span text:style-name="T41_4"><text:s/></text:span><text:span text:style-name="T41_5">relating</text:span><text:span text:style-name="T41_6"><text:s/></text:span><text:span text:style-name="T41_7">to</text:span><text:span text:style-name="T41_8"><text:s/></text:span><text:span text:style-name="T41_9">LCWA</text:span><text:span text:style-name="T41_10"><text:s/></text:span><text:span text:style-name="T41_11">for</text:span><text:span text:style-name="T41_12"><text:s/></text:span><text:span text:style-name="T41_13">auctions</text:span></text:p>
        </text:list-item>
        <text:list-item>
          <text:p text:style-name="P42"><text:span text:style-name="T42_1">?<text:s/></text:span><text:span text:style-name="T42_2">are</text:span><text:span text:style-name="T42_3"><text:s/></text:span><text:span text:style-name="T42_4">there</text:span><text:span text:style-name="T42_5"><text:s/></text:span><text:span text:style-name="T42_6">enough</text:span><text:span text:style-name="T42_7"><text:s/></text:span><text:span text:style-name="T42_8">entities</text:span><text:span text:style-name="T42_9"><text:s/></text:span><text:span text:style-name="T42_10">to</text:span><text:span text:style-name="T42_11"><text:s/></text:span><text:span text:style-name="T42_12">form</text:span><text:span text:style-name="T42_13"><text:s/></text:span><text:span text:style-name="T42_14">a</text:span><text:span text:style-name="T42_15"><text:s/></text:span><text:span text:style-name="T42_16">dynamic</text:span><text:span text:style-name="T42_17"><text:s/></text:span><text:span text:style-name="T42_18">marketplace</text:span></text:p>
        </text:list-item>
        <text:list-item>
          <text:p text:style-name="P43"><text:span text:style-name="T43_1">Implications</text:span><text:span text:style-name="T43_2"><text:s/></text:span><text:span text:style-name="T43_3">with</text:span><text:span text:style-name="T43_4"><text:s/></text:span><text:span text:style-name="T43_5">regard</text:span><text:span text:style-name="T43_6"><text:s/></text:span><text:span text:style-name="T43_7">to</text:span><text:span text:style-name="T43_8"><text:s/></text:span><text:span text:style-name="T43_9">SOX</text:span></text:p>
        </text:list-item>
        <text:list-item>
          <text:p text:style-name="P44"><text:span text:style-name="T44_1">Discuss</text:span><text:span text:style-name="T44_2"><text:s/></text:span><text:span text:style-name="T44_3">implications</text:span><text:span text:style-name="T44_4"><text:s/></text:span><text:span text:style-name="T44_5">of</text:span><text:span text:style-name="T44_6"><text:s/></text:span><text:span text:style-name="T44_7">record</text:span><text:span text:style-name="T44_8"><text:s/></text:span><text:span text:style-name="T44_9">linkage</text:span></text:p>
          <text:list>
            <text:list-item>
              <text:p text:style-name="P45"><text:span text:style-name="T45_1">multiple</text:span><text:span text:style-name="T45_2"><text:s/></text:span><text:span text:style-name="T45_3">linking</text:span></text:p>
            </text:list-item>
            <text:list-item>
              <text:p text:style-name="P46"><text:span text:style-name="T46_1">link</text:span><text:span text:style-name="T46_2"><text:s/></text:span><text:span text:style-name="T46_3">confidence</text:span><text:span text:style-name="T46_4"><text:s/></text:span><text:span text:style-name="T46_5">scores</text:span></text:p>
            </text:list-item>
          </text:list>
        </text:list-item>
      </text:list>
      <text:p text:style-name="P47"/>
      <text:p text:style-name="P48"><text:span text:style-name="T48_1">T</text:span><text:span text:style-name="T48_2">.<text:s/></text:span><text:span text:style-name="T48_3">Initial</text:span><text:span text:style-name="T48_4"><text:s/></text:span><text:span text:style-name="T48_5">search</text:span><text:span text:style-name="T48_6"><text:s/></text:span><text:span text:style-name="T48_7">boost</text:span></text:p>
      <text:p text:style-name="P49"><text:span text:style-name="T49_1">What</text:span><text:span text:style-name="T49_2"><text:s/></text:span><text:span text:style-name="T49_3">it</text:span><text:span text:style-name="T49_4"><text:s/></text:span><text:span text:style-name="T49_5">is</text:span><text:span text:style-name="T49_6">:<text:s/></text:span><text:span text:style-name="T49_7">a</text:span><text:span text:style-name="T49_8"><text:s/></text:span><text:span text:style-name="T49_9">new</text:span><text:span text:style-name="T49_10"><text:s/></text:span><text:span text:style-name="T49_11">personality</text:span><text:span text:style-name="T49_12"><text:s/></text:span><text:span text:style-name="T49_13">to</text:span><text:span text:style-name="T49_14"><text:s/></text:span><text:span text:style-name="T49_15">boost</text:span><text:span text:style-name="T49_16"><text:s/></text:span><text:span text:style-name="T49_17">on</text:span><text:span text:style-name="T49_18"><text:s/></text:span><text:span text:style-name="T49_19">extracted</text:span><text:span text:style-name="T49_20"><text:s/></text:span><text:span text:style-name="T49_21">entities</text:span><text:span text:style-name="T49_22"><text:s/></text:span><text:span text:style-name="T49_23">and</text:span><text:span text:style-name="T49_24"><text:s/></text:span><text:span text:style-name="T49_25">relations</text:span></text:p>
      <text:p text:style-name="P50"><text:span text:style-name="T50_1">What</text:span><text:span text:style-name="T50_2"><text:s/></text:span><text:span text:style-name="T50_3">it</text:span><text:span text:style-name="T50_4"><text:s/></text:span><text:span text:style-name="T50_5">isn</text:span><text:span text:style-name="T50_6">’</text:span><text:span text:style-name="T50_7">t</text:span><text:span text:style-name="T50_8">:<text:s/></text:span><text:span text:style-name="T50_9">perfect</text:span></text:p>
      <text:list text:style-name="LS4" xml:id="list25">
        <text:list-item>
          <text:p text:style-name="P51"><text:span text:style-name="T51_1">Discuss</text:span><text:span text:style-name="T51_2"><text:s/></text:span><text:span text:style-name="T51_3">how</text:span><text:span text:style-name="T51_4"><text:s/></text:span><text:span text:style-name="T51_5">to</text:span><text:span text:style-name="T51_6"><text:s/></text:span><text:span text:style-name="T51_7">improve</text:span><text:span text:style-name="T51_8"><text:s/></text:span><text:span text:style-name="T51_9">search</text:span><text:span text:style-name="T51_10"><text:s/></text:span><text:span text:style-name="T51_11">relevancy</text:span><text:span text:style-name="T51_12"><text:s/></text:span><text:span text:style-name="T51_13">using</text:span><text:span text:style-name="T51_14"><text:s/></text:span><text:span text:style-name="T51_15">NER</text:span><text:span text:style-name="T51_16">+</text:span><text:span text:style-name="T51_17">DOM</text:span></text:p>
        </text:list-item>
      </text:list>
      <text:p text:style-name="P52"/>
      <text:p text:style-name="P53"><text:span text:style-name="T53_1">T</text:span><text:span text:style-name="T53_2">.<text:s/></text:span><text:span text:style-name="T53_3">Offline</text:span><text:span text:style-name="T53_4"><text:s/></text:span><text:span text:style-name="T53_5">DOM</text:span><text:span text:style-name="T53_6"><text:s/></text:span><text:span text:style-name="T53_7">classifier</text:span><text:span text:style-name="T53_8"><text:s/></text:span><text:span text:style-name="T53_9">model</text:span><text:span text:style-name="T53_10">-</text:span><text:span text:style-name="T53_11">building</text:span></text:p>
      <text:p text:style-name="P54"><text:span text:style-name="T54_1">What</text:span><text:span text:style-name="T54_2"><text:s/></text:span><text:span text:style-name="T54_3">it</text:span><text:span text:style-name="T54_4"><text:s/></text:span><text:span text:style-name="T54_5">is</text:span><text:span text:style-name="T54_6">:<text:s/></text:span><text:span text:style-name="T54_7">A</text:span><text:span text:style-name="T54_8"><text:s/></text:span><text:span text:style-name="T54_9">system</text:span><text:span text:style-name="T54_10"><text:s/></text:span><text:span text:style-name="T54_11">for</text:span><text:span text:style-name="T54_12"><text:s/></text:span><text:span text:style-name="T54_13">automatically</text:span><text:span text:style-name="T54_14"><text:s/></text:span><text:span text:style-name="T54_15">re</text:span><text:span text:style-name="T54_16">-</text:span><text:span text:style-name="T54_17">training</text:span><text:span text:style-name="T54_18"><text:s/></text:span><text:span text:style-name="T54_19">classifiers</text:span><text:span text:style-name="T54_20"><text:s/></text:span><text:span text:style-name="T54_21">based</text:span><text:span text:style-name="T54_22"><text:s/></text:span><text:span text:style-name="T54_23">on</text:span><text:span text:style-name="T54_24"><text:s/></text:span><text:span text:style-name="T54_25">extracted</text:span><text:span text:style-name="T54_26"><text:s/></text:span><text:span text:style-name="T54_27">facts</text:span></text:p>
      <text:p text:style-name="P55"><text:span text:style-name="T55_1">What</text:span><text:span text:style-name="T55_2"><text:s/></text:span><text:span text:style-name="T55_3">it</text:span><text:span text:style-name="T55_4"><text:s/></text:span><text:span text:style-name="T55_5">isn</text:span><text:span text:style-name="T55_6">’</text:span><text:span text:style-name="T55_7">t</text:span><text:span text:style-name="T55_8">:<text:s/></text:span><text:span text:style-name="T55_9">a</text:span><text:span text:style-name="T55_10"><text:s/></text:span><text:span text:style-name="T55_11">webserver</text:span><text:span text:style-name="T55_12">.<text:s/></text:span><text:span text:style-name="T55_13">classifying</text:span><text:span text:style-name="T55_14"><text:s/></text:span><text:span text:style-name="T55_15">queries</text:span><text:span text:style-name="T55_16">.<text:s/></text:span><text:span text:style-name="T55_17">productionalized</text:span></text:p>
      <text:list text:style-name="LS5" xml:id="list26">
        <text:list-item>
          <text:p text:style-name="P56"><text:span text:style-name="T56_1">Decide</text:span><text:span text:style-name="T56_2"><text:s/></text:span><text:span text:style-name="T56_3">which</text:span><text:span text:style-name="T56_4"><text:s/></text:span><text:span text:style-name="T56_5">classifiers</text:span><text:span text:style-name="T56_6"><text:s/></text:span><text:span text:style-name="T56_7">are</text:span><text:span text:style-name="T56_8"><text:s/></text:span><text:span text:style-name="T56_9">worth</text:span><text:span text:style-name="T56_10"><text:s/></text:span><text:span text:style-name="T56_11">pursuing</text:span></text:p>
        </text:list-item>
      </text:list>
      <text:list text:style-name="LS6" xml:id="list27">
        <text:list-item>
          <text:p text:style-name="P57"><text:span text:style-name="T57_1">Geo</text:span><text:span text:style-name="T57_2"><text:s/>/<text:s/></text:span><text:span text:style-name="T57_3">Maturity</text:span><text:span text:style-name="T57_4"><text:s/>/<text:s/></text:span><text:span text:style-name="T57_5">Date</text:span><text:span text:style-name="T57_6"><text:s/>/<text:s/></text:span><text:span text:style-name="T57_7">Price</text:span><text:span text:style-name="T57_8"><text:s/>/<text:s/></text:span><text:span text:style-name="T57_9">Page</text:span><text:span text:style-name="T57_10"><text:s/></text:span><text:span text:style-name="T57_11">Topic</text:span><text:span text:style-name="T57_12"><text:s/></text:span><text:span text:style-name="T57_13">labeling</text:span><text:span text:style-name="T57_14"><text:s/>(</text:span><text:span text:style-name="T57_15">mturk</text:span><text:span text:style-name="T57_16">)</text:span></text:p>
        </text:list-item>
        <text:list-item>
          <text:p text:style-name="P58"><text:span text:style-name="T58_1">Build</text:span><text:span text:style-name="T58_2"><text:s/></text:span><text:span text:style-name="T58_3">ML</text:span><text:span text:style-name="T58_4"><text:s/></text:span><text:span text:style-name="T58_5">models</text:span><text:span text:style-name="T58_6"><text:s/></text:span><text:span text:style-name="T58_7">to</text:span><text:span text:style-name="T58_8"><text:s/></text:span><text:span text:style-name="T58_9">learn</text:span><text:span text:style-name="T58_10"><text:s/></text:span><text:span text:style-name="T58_11">above</text:span><text:span text:style-name="T58_12"><text:s/></text:span><text:span text:style-name="T58_13">classifiers</text:span><text:span text:style-name="T58_14"><text:s/></text:span><text:span text:style-name="T58_15">using</text:span><text:span text:style-name="T58_16"><text:s/></text:span><text:span text:style-name="T58_17">extracted</text:span><text:span text:style-name="T58_18"><text:s/></text:span><text:span text:style-name="T58_19">DOM</text:span><text:span text:style-name="T58_20"><text:s/></text:span><text:span text:style-name="T58_21">features</text:span><text:span text:style-name="T58_22">,<text:s/></text:span><text:span text:style-name="T58_23">entities</text:span><text:span text:style-name="T58_24"><text:s/></text:span><text:span text:style-name="T58_25">and</text:span><text:span text:style-name="T58_26"><text:s/></text:span><text:span text:style-name="T58_27">relations</text:span></text:p>
        </text:list-item>
        <text:list-item>
          <text:p text:style-name="P59"><text:span text:style-name="T59_1">science</text:span><text:span text:style-name="T59_2"><text:s/></text:span><text:span text:style-name="T59_3">debrief</text:span></text:p>
        </text:list-item>
        <text:list-item>
          <text:p text:style-name="P60"><text:span text:style-name="T60_1">evaluations</text:span><text:span text:style-name="T60_2"><text:s/></text:span><text:span text:style-name="T60_3">for</text:span><text:span text:style-name="T60_4"><text:s/></text:span><text:span text:style-name="T60_5">classification</text:span><text:span text:style-name="T60_6"><text:s/></text:span><text:span text:style-name="T60_7">accuracy</text:span></text:p>
        </text:list-item>
      </text:list>
      <text:p text:style-name="P61"/>
      <text:p text:style-name="P62"><text:span text:style-name="T62_1">T</text:span><text:span text:style-name="T62_2">.<text:s/></text:span><text:span text:style-name="T62_3">Productionalize</text:span><text:span text:style-name="T62_4"><text:s/></text:span><text:span text:style-name="T62_5">classifier</text:span><text:span text:style-name="T62_6">-</text:span><text:span text:style-name="T62_7">building</text:span></text:p>
      <text:p text:style-name="P63"><text:span text:style-name="T63_1">What</text:span><text:span text:style-name="T63_2"><text:s/></text:span><text:span text:style-name="T63_3">it</text:span><text:span text:style-name="T63_4"><text:s/></text:span><text:span text:style-name="T63_5">is</text:span><text:span text:style-name="T63_6">:<text:s/></text:span><text:span text:style-name="T63_7">Storage</text:span><text:span text:style-name="T63_8"><text:s/>&amp;<text:s/></text:span><text:span text:style-name="T63_9">automation</text:span><text:span text:style-name="T63_10"><text:s/></text:span><text:span text:style-name="T63_11">around</text:span><text:span text:style-name="T63_12"><text:s/></text:span><text:span text:style-name="T63_13">classifier</text:span><text:span text:style-name="T63_14">-</text:span><text:span text:style-name="T63_15">building</text:span><text:span text:style-name="T63_16">.</text:span></text:p>
      <text:p text:style-name="P64"><text:span text:style-name="T64_1">What</text:span><text:span text:style-name="T64_2"><text:s/></text:span><text:span text:style-name="T64_3">it</text:span><text:span text:style-name="T64_4"><text:s/></text:span><text:span text:style-name="T64_5">isn</text:span><text:span text:style-name="T64_6">’</text:span><text:span text:style-name="T64_7">t</text:span><text:span text:style-name="T64_8">:<text:s/></text:span><text:span text:style-name="T64_9">webserver</text:span><text:span text:style-name="T64_10">,<text:s/></text:span><text:span text:style-name="T64_11">online</text:span><text:span text:style-name="T64_12"><text:s/></text:span><text:span text:style-name="T64_13">query</text:span><text:span text:style-name="T64_14"><text:s/></text:span><text:span text:style-name="T64_15">classification</text:span></text:p>
      <text:list text:style-name="LS6" xml:id="list31">
        <text:list-item>
          <text:p text:style-name="P65"><text:span text:style-name="T65_1">model</text:span><text:span text:style-name="T65_2"><text:s/></text:span><text:span text:style-name="T65_3">versioning</text:span></text:p>
        </text:list-item>
        <text:list-item>
          <text:p text:style-name="P66"><text:span text:style-name="T66_1">algo</text:span><text:span text:style-name="T66_2"><text:s/></text:span><text:span text:style-name="T66_3">versioning</text:span></text:p>
        </text:list-item>
        <text:list-item>
          <text:p text:style-name="P67"><text:span text:style-name="T67_1">model</text:span><text:span text:style-name="T67_2"><text:s/></text:span><text:span text:style-name="T67_3">build</text:span><text:span text:style-name="T67_4"><text:s/></text:span><text:span text:style-name="T67_5">a</text:span><text:span text:style-name="T67_6">-</text:span><text:span text:style-name="T67_7">la</text:span><text:span text:style-name="T67_8"><text:s/></text:span><text:span text:style-name="T67_9">spark</text:span></text:p>
        </text:list-item>
        <text:list-item>
          <text:p text:style-name="P68"><text:span text:style-name="T68_1">model</text:span><text:span text:style-name="T68_2"><text:s/></text:span><text:span text:style-name="T68_3">deployment</text:span><text:span text:style-name="T68_4"><text:s/>(</text:span><text:span text:style-name="T68_5">ZK</text:span><text:span text:style-name="T68_6">)</text:span></text:p>
        </text:list-item>
        <text:list-item>
          <text:p text:style-name="P69"><text:span text:style-name="T69_1">matrix</text:span><text:span text:style-name="T69_2"><text:s/></text:span><text:span text:style-name="T69_3">transformation</text:span></text:p>
        </text:list-item>
        <text:list-item>
          <text:p text:style-name="P70"><text:span text:style-name="T70_1">storage</text:span></text:p>
        </text:list-item>
      </text:list>
      <text:p text:style-name="P71"/>
      <text:p text:style-name="P72"><text:span text:style-name="T72_1">T</text:span><text:span text:style-name="T72_2">.<text:s/></text:span><text:span text:style-name="T72_3">Online</text:span><text:span text:style-name="T72_4"><text:s/></text:span><text:span text:style-name="T72_5">DOM</text:span><text:span text:style-name="T72_6"><text:s/></text:span><text:span text:style-name="T72_7">classifier</text:span><text:span text:style-name="T72_8"><text:s/></text:span><text:span text:style-name="T72_9">service</text:span></text:p>
      <text:p text:style-name="P73"><text:span text:style-name="T73_1">What</text:span><text:span text:style-name="T73_2"><text:s/></text:span><text:span text:style-name="T73_3">it</text:span><text:span text:style-name="T73_4"><text:s/></text:span><text:span text:style-name="T73_5">is</text:span><text:span text:style-name="T73_6">:<text:s/></text:span><text:span text:style-name="T73_7">ability</text:span><text:span text:style-name="T73_8"><text:s/></text:span><text:span text:style-name="T73_9">to</text:span><text:span text:style-name="T73_10"><text:s/></text:span><text:span text:style-name="T73_11">use</text:span><text:span text:style-name="T73_12"><text:s/></text:span><text:span text:style-name="T73_13">classifiers</text:span><text:span text:style-name="T73_14"><text:s/></text:span><text:span text:style-name="T73_15">online</text:span><text:span text:style-name="T73_16"><text:s/></text:span><text:span text:style-name="T73_17">for</text:span><text:span text:style-name="T73_18"><text:s/></text:span><text:span text:style-name="T73_19">incoming</text:span><text:span text:style-name="T73_20"><text:s/></text:span><text:span text:style-name="T73_21">queries</text:span></text:p>
      <text:p text:style-name="P74"><text:span text:style-name="T74_1">What</text:span><text:span text:style-name="T74_2"><text:s/></text:span><text:span text:style-name="T74_3">it</text:span><text:span text:style-name="T74_4"><text:s/></text:span><text:span text:style-name="T74_5">isn</text:span><text:span text:style-name="T74_6">’</text:span><text:span text:style-name="T74_7">t</text:span><text:span text:style-name="T74_8">:<text:s/></text:span><text:span text:style-name="T74_9">model</text:span><text:span text:style-name="T74_10"><text:s/></text:span><text:span text:style-name="T74_11">building</text:span></text:p>
      <text:list text:style-name="LS6" xml:id="list37">
        <text:list-item>
          <text:p text:style-name="P75"><text:span text:style-name="T75_1">Build</text:span><text:span text:style-name="T75_2"><text:s/></text:span><text:span text:style-name="T75_3">search</text:span><text:span text:style-name="T75_4"><text:s/></text:span><text:span text:style-name="T75_5">personality</text:span><text:span text:style-name="T75_6"><text:s/></text:span><text:span text:style-name="T75_7">stuffs</text:span></text:p>
        </text:list-item>
        <text:list-item>
          <text:p text:style-name="P76"><text:span text:style-name="T76_1">webservice</text:span><text:span text:style-name="T76_2"><text:s/></text:span><text:span text:style-name="T76_3">for</text:span><text:span text:style-name="T76_4"><text:s/></text:span><text:span text:style-name="T76_5">classifier</text:span></text:p>
        </text:list-item>
        <text:list-item>
          <text:p text:style-name="P77"><text:span text:style-name="T77_1">circuit</text:span><text:span text:style-name="T77_2"><text:s/></text:span><text:span text:style-name="T77_3">breaker</text:span><text:span text:style-name="T77_4"><text:s/></text:span><text:span text:style-name="T77_5">on</text:span><text:span text:style-name="T77_6"><text:s/></text:span><text:span text:style-name="T77_7">classifier</text:span></text:p>
        </text:list-item>
        <text:list-item>
          <text:p text:style-name="P78"><text:span text:style-name="T78_1">evaluate</text:span><text:span text:style-name="T78_2"><text:s/></text:span><text:span text:style-name="T78_3">query</text:span><text:span text:style-name="T78_4"><text:s/></text:span><text:span text:style-name="T78_5">performance</text:span><text:span text:style-name="T78_6"><text:s/></text:span><text:span text:style-name="T78_7">with</text:span><text:span text:style-name="T78_8"><text:s/></text:span><text:span text:style-name="T78_9">classifiers</text:span><text:span text:style-name="T78_10">:<text:s/></text:span><text:span text:style-name="T78_11">AB</text:span><text:span text:style-name="T78_12">,<text:s/></text:span><text:span text:style-name="T78_13">mturk</text:span><text:span text:style-name="T78_14">,<text:s/></text:span><text:span text:style-name="T78_15">SRM</text:span></text:p>
        </text:list-item>
      </text:list>
      <text:p text:style-name="P79"/>
      <text:p text:style-name="P80"><text:span text:style-name="T80_1">T</text:span><text:span text:style-name="T80_2">.<text:s/></text:span><text:span text:style-name="T80_3">I</text:span><text:span text:style-name="T80_4"><text:s/></text:span><text:span text:style-name="T80_5">can</text:span><text:span text:style-name="T80_6"><text:s/></text:span><text:span text:style-name="T80_7">haz</text:span><text:span text:style-name="T80_8"><text:s/></text:span><text:span text:style-name="T80_9">more</text:span><text:span text:style-name="T80_10"><text:s/></text:span><text:span text:style-name="T80_11">text</text:span></text:p>
      <text:p text:style-name="P81"><text:span text:style-name="T81_1">What</text:span><text:span text:style-name="T81_2"><text:s/></text:span><text:span text:style-name="T81_3">it</text:span><text:span text:style-name="T81_4"><text:s/></text:span><text:span text:style-name="T81_5">is</text:span><text:span text:style-name="T81_6">:<text:s/></text:span><text:span text:style-name="T81_7">Natural</text:span><text:span text:style-name="T81_8"><text:s/></text:span><text:span text:style-name="T81_9">language</text:span><text:span text:style-name="T81_10"><text:s/></text:span><text:span text:style-name="T81_11">text</text:span><text:span text:style-name="T81_12"><text:s/></text:span><text:span text:style-name="T81_13">extractor</text:span></text:p>
      <text:p text:style-name="P82"><text:span text:style-name="T82_1">What</text:span><text:span text:style-name="T82_2"><text:s/></text:span><text:span text:style-name="T82_3">it</text:span><text:span text:style-name="T82_4"><text:s/></text:span><text:span text:style-name="T82_5">isn</text:span><text:span text:style-name="T82_6">’</text:span><text:span text:style-name="T82_7">t</text:span><text:span text:style-name="T82_8">:<text:s/></text:span><text:span text:style-name="T82_9">fusion</text:span><text:span text:style-name="T82_10"><text:s/></text:span><text:span text:style-name="T82_11">learning</text:span></text:p>
      <text:list text:style-name="LS7" xml:id="list41">
        <text:list-item>
          <text:p text:style-name="P83"><text:span text:style-name="T83_1">Eval</text:span><text:span text:style-name="T83_2"><text:s/></text:span><text:span text:style-name="T83_3">technologies</text:span><text:span text:style-name="T83_4"><text:s/></text:span><text:span text:style-name="T83_5">for</text:span><text:span text:style-name="T83_6"><text:s/></text:span><text:span text:style-name="T83_7">lexical</text:span><text:span text:style-name="T83_8"><text:s/></text:span><text:span text:style-name="T83_9">and</text:span><text:span text:style-name="T83_10"><text:s/></text:span><text:span text:style-name="T83_11">syntactic</text:span><text:span text:style-name="T83_12"><text:s/>(</text:span><text:span text:style-name="T83_13">MINIPAR</text:span><text:span text:style-name="T83_14">)<text:s/></text:span><text:span text:style-name="T83_15">extractors</text:span></text:p>
        </text:list-item>
        <text:list-item>
          <text:p text:style-name="P84"><text:span text:style-name="T84_1">Use</text:span><text:span text:style-name="T84_2"><text:s/></text:span><text:span text:style-name="T84_3">previous</text:span><text:span text:style-name="T84_4"><text:s/></text:span><text:span text:style-name="T84_5">infra</text:span><text:span text:style-name="T84_6"><text:s/></text:span><text:span text:style-name="T84_7">to</text:span><text:span text:style-name="T84_8"><text:s/></text:span><text:span text:style-name="T84_9">robustly</text:span><text:span text:style-name="T84_10"><text:s/></text:span><text:span text:style-name="T84_11">extract</text:span><text:span text:style-name="T84_12"><text:s/></text:span><text:span text:style-name="T84_13">features</text:span><text:span text:style-name="T84_14"><text:s/></text:span><text:span text:style-name="T84_15">for</text:span><text:span text:style-name="T84_16"><text:s/></text:span><text:span text:style-name="T84_17">each</text:span><text:span text:style-name="T84_18"><text:s/></text:span><text:span text:style-name="T84_19">page</text:span></text:p>
        </text:list-item>
        <text:list-item>
          <text:p text:style-name="P85"><text:span text:style-name="T85_1">Train</text:span><text:span text:style-name="T85_2"><text:s/></text:span><text:span text:style-name="T85_3">log</text:span><text:span text:style-name="T85_4"><text:s/></text:span><text:span text:style-name="T85_5">reg</text:span></text:p>
        </text:list-item>
        <text:list-item>
          <text:p text:style-name="P86"><text:span text:style-name="T86_1">Eval</text:span><text:span text:style-name="T86_2"><text:s/></text:span><text:span text:style-name="T86_3">accuracy</text:span><text:span text:style-name="T86_4"><text:s/></text:span><text:span text:style-name="T86_5">and</text:span><text:span text:style-name="T86_6"><text:s/></text:span><text:span text:style-name="T86_7">tune</text:span><text:span text:style-name="T86_8"><text:s/></text:span><text:span text:style-name="T86_9">ML</text:span><text:span text:style-name="T86_10"><text:s/>(</text:span><text:span text:style-name="T86_11">independently</text:span><text:span text:style-name="T86_12"><text:s/></text:span><text:span text:style-name="T86_13">from</text:span><text:span text:style-name="T86_14"><text:s/></text:span><text:span text:style-name="T86_15">other</text:span><text:span text:style-name="T86_16"><text:s/></text:span><text:span text:style-name="T86_17">classifiers</text:span><text:span text:style-name="T86_18">)</text:span></text:p>
        </text:list-item>
        <text:list-item>
          <text:p text:style-name="P87"><text:span text:style-name="T87_1">science</text:span><text:span text:style-name="T87_2"><text:s/></text:span><text:span text:style-name="T87_3">debrief</text:span></text:p>
        </text:list-item>
      </text:list>
      <text:p text:style-name="P88"/>
      <text:p text:style-name="P89"><text:span text:style-name="T89_1">T</text:span><text:span text:style-name="T89_2">.<text:s/></text:span><text:span text:style-name="T89_3">Scaling</text:span><text:span text:style-name="T89_4"><text:s/>&amp;<text:s/></text:span><text:span text:style-name="T89_5">Regularized</text:span><text:span text:style-name="T89_6"><text:s/></text:span><text:span text:style-name="T89_7">Features</text:span></text:p>
      <text:p text:style-name="P90"><text:span text:style-name="T90_1">What</text:span><text:span text:style-name="T90_2"><text:s/></text:span><text:span text:style-name="T90_3">it</text:span><text:span text:style-name="T90_4"><text:s/></text:span><text:span text:style-name="T90_5">is</text:span><text:span text:style-name="T90_6">:<text:s/></text:span><text:span text:style-name="T90_7">properly</text:span><text:span text:style-name="T90_8"><text:s/></text:span><text:span text:style-name="T90_9">scaling</text:span><text:span text:style-name="T90_10"><text:s/></text:span><text:span text:style-name="T90_11">features</text:span><text:span text:style-name="T90_12"><text:s/></text:span><text:span text:style-name="T90_13">so</text:span><text:span text:style-name="T90_14"><text:s/></text:span><text:span text:style-name="T90_15">fusion</text:span><text:span text:style-name="T90_16"><text:s/></text:span><text:span text:style-name="T90_17">learners</text:span><text:span text:style-name="T90_18"><text:s/></text:span><text:span text:style-name="T90_19">don</text:span><text:span text:style-name="T90_20">’</text:span><text:span text:style-name="T90_21">t</text:span><text:span text:style-name="T90_22"><text:s/></text:span><text:span text:style-name="T90_23">freak</text:span><text:span text:style-name="T90_24"><text:s/></text:span><text:span text:style-name="T90_25">out</text:span></text:p>
      <text:p text:style-name="P91"><text:span text:style-name="T91_1">What</text:span><text:span text:style-name="T91_2"><text:s/></text:span><text:span text:style-name="T91_3">it</text:span><text:span text:style-name="T91_4"><text:s/></text:span><text:span text:style-name="T91_5">isn</text:span><text:span text:style-name="T91_6">’</text:span><text:span text:style-name="T91_7">t</text:span><text:span text:style-name="T91_8">:<text:s/></text:span><text:span text:style-name="T91_9">actual</text:span><text:span text:style-name="T91_10"><text:s/></text:span><text:span text:style-name="T91_11">fusion</text:span></text:p>
      <text:list text:style-name="LS8" xml:id="list46">
        <text:list-item>
          <text:p text:style-name="P92"><text:span text:style-name="T92_1">Learn</text:span><text:span text:style-name="T92_2"><text:s/></text:span><text:span text:style-name="T92_3">wtf</text:span><text:span text:style-name="T92_4"><text:s/></text:span><text:span text:style-name="T92_5">is</text:span><text:span text:style-name="T92_6"><text:s/></text:span><text:span text:style-name="T92_7">Platt</text:span><text:span text:style-name="T92_8"><text:s/></text:span><text:span text:style-name="T92_9">scaling</text:span><text:span text:style-name="T92_10"><text:s/>(...</text:span><text:span text:style-name="T92_11">logistic</text:span><text:span text:style-name="T92_12"><text:s/></text:span><text:span text:style-name="T92_13">regression</text:span><text:span text:style-name="T92_14">)</text:span></text:p>
        </text:list-item>
        <text:list-item>
          <text:p text:style-name="P93"><text:span text:style-name="T93_1">implement</text:span><text:span text:style-name="T93_2"><text:s/></text:span><text:span text:style-name="T93_3">said</text:span><text:span text:style-name="T93_4"><text:s/></text:span><text:span text:style-name="T93_5">scaling</text:span><text:span text:style-name="T93_6"><text:s/></text:span><text:span text:style-name="T93_7">per</text:span><text:span text:style-name="T93_8"><text:s/></text:span><text:span text:style-name="T93_9">feature</text:span></text:p>
        </text:list-item>
        <text:list-item>
          <text:p text:style-name="P94"><text:span text:style-name="T94_1">Figure</text:span><text:span text:style-name="T94_2"><text:s/></text:span><text:span text:style-name="T94_3">out</text:span><text:span text:style-name="T94_4"><text:s/></text:span><text:span text:style-name="T94_5">how</text:span><text:span text:style-name="T94_6"><text:s/></text:span><text:span text:style-name="T94_7">to</text:span><text:span text:style-name="T94_8"><text:s/></text:span><text:span text:style-name="T94_9">represent</text:span><text:span text:style-name="T94_10"><text:s/></text:span><text:span text:style-name="T94_11">feature</text:span><text:span text:style-name="T94_12"><text:s/></text:span><text:span text:style-name="T94_13">scale</text:span><text:span text:style-name="T94_14"><text:s/></text:span><text:span text:style-name="T94_15">parameters</text:span></text:p>
        </text:list-item>
        <text:list-item>
          <text:p text:style-name="P95"><text:span text:style-name="T95_1">Figure</text:span><text:span text:style-name="T95_2"><text:s/></text:span><text:span text:style-name="T95_3">out</text:span><text:span text:style-name="T95_4"><text:s/></text:span><text:span text:style-name="T95_5">if</text:span><text:span text:style-name="T95_6"><text:s/></text:span><text:span text:style-name="T95_7">we</text:span><text:span text:style-name="T95_8"><text:s/></text:span><text:span text:style-name="T95_9">want</text:span><text:span text:style-name="T95_10"><text:s/></text:span><text:span text:style-name="T95_11">to</text:span><text:span text:style-name="T95_12"><text:s/></text:span><text:span text:style-name="T95_13">scale</text:span><text:span text:style-name="T95_14"><text:s/></text:span><text:span text:style-name="T95_15">features</text:span><text:span text:style-name="T95_16"><text:s/>(?</text:span><text:span text:style-name="T95_17">Rand</text:span><text:span text:style-name="T95_18"><text:s/></text:span><text:span text:style-name="T95_19">forest</text:span><text:span text:style-name="T95_20">)</text:span></text:p>
        </text:list-item>
        <text:list-item>
          <text:p text:style-name="P96"><text:span text:style-name="T96_1">science</text:span><text:span text:style-name="T96_2"><text:s/></text:span><text:span text:style-name="T96_3">debrief</text:span></text:p>
        </text:list-item>
      </text:list>
      <text:p text:style-name="P97"/>
      <text:p text:style-name="P98"><text:span text:style-name="T98_1">T</text:span><text:span text:style-name="T98_2">.<text:s/></text:span><text:span text:style-name="T98_3">Fusion</text:span><text:span text:style-name="T98_4"><text:s/></text:span><text:span text:style-name="T98_5">Learners</text:span></text:p>
      <text:p text:style-name="P99"><text:span text:style-name="T99_1">What</text:span><text:span text:style-name="T99_2"><text:s/></text:span><text:span text:style-name="T99_3">it</text:span><text:span text:style-name="T99_4"><text:s/></text:span><text:span text:style-name="T99_5">is</text:span><text:span text:style-name="T99_6">:<text:s/></text:span><text:span text:style-name="T99_7">A</text:span><text:span text:style-name="T99_8"><text:s/></text:span><text:span text:style-name="T99_9">voting</text:span><text:span text:style-name="T99_10"><text:s/>“</text:span><text:span text:style-name="T99_11">boosting</text:span><text:span text:style-name="T99_12">”<text:s/></text:span><text:span text:style-name="T99_13">ensemble</text:span><text:span text:style-name="T99_14"><text:s/></text:span><text:span text:style-name="T99_15">for</text:span><text:span text:style-name="T99_16"><text:s/></text:span><text:span text:style-name="T99_17">determining</text:span><text:span text:style-name="T99_18"><text:s/></text:span><text:span text:style-name="T99_19">bias</text:span><text:span text:style-name="T99_20"><text:s/></text:span><text:span text:style-name="T99_21">and</text:span><text:span text:style-name="T99_22"><text:s/></text:span><text:span text:style-name="T99_23">selection</text:span><text:span text:style-name="T99_24"><text:s/></text:span><text:span text:style-name="T99_25">in</text:span><text:span text:style-name="T99_26"><text:s/></text:span><text:span text:style-name="T99_27">feature</text:span><text:span text:style-name="T99_28"><text:s/></text:span><text:span text:style-name="T99_29">extractors</text:span></text:p>
      <text:p text:style-name="P100"><text:span text:style-name="T100_1">What</text:span><text:span text:style-name="T100_2"><text:s/></text:span><text:span text:style-name="T100_3">it</text:span><text:span text:style-name="T100_4"><text:s/></text:span><text:span text:style-name="T100_5">isn</text:span><text:span text:style-name="T100_6">’</text:span><text:span text:style-name="T100_7">t</text:span><text:span text:style-name="T100_8">:<text:s/></text:span><text:span text:style-name="T100_9">Not</text:span><text:span text:style-name="T100_10"><text:s/></text:span><text:span text:style-name="T100_11">a</text:span><text:span text:style-name="T100_12"><text:s/></text:span><text:span text:style-name="T100_13">bagging</text:span><text:span text:style-name="T100_14"><text:s/></text:span><text:span text:style-name="T100_15">ensemble</text:span><text:span text:style-name="T100_16">,<text:s/></text:span><text:span text:style-name="T100_17">nor</text:span><text:span text:style-name="T100_18"><text:s/></text:span><text:span text:style-name="T100_19">a</text:span><text:span text:style-name="T100_20"><text:s/></text:span><text:span text:style-name="T100_21">cascade</text:span><text:span text:style-name="T100_22"><text:s/></text:span><text:span text:style-name="T100_23">ensemble</text:span><text:span text:style-name="T100_24">.</text:span></text:p>
      <text:list text:style-name="LS9" xml:id="list51">
        <text:list-item>
          <text:p text:style-name="P101"><text:span text:style-name="T101_1">Separate</text:span><text:span text:style-name="T101_2"><text:s/></text:span><text:span text:style-name="T101_3">classifier</text:span><text:span text:style-name="T101_4"><text:s/></text:span><text:span text:style-name="T101_5">per</text:span><text:span text:style-name="T101_6"><text:s/></text:span><text:span text:style-name="T101_7">predicate</text:span></text:p>
        </text:list-item>
        <text:list-item>
          <text:p text:style-name="P102"><text:span text:style-name="T102_1">Implement</text:span><text:span text:style-name="T102_2"><text:s/></text:span><text:span text:style-name="T102_3">Adaboost</text:span><text:span text:style-name="T102_4"><text:s/></text:span><text:span text:style-name="T102_5">w</text:span><text:span text:style-name="T102_6">/</text:span><text:span text:style-name="T102_7">decision</text:span><text:span text:style-name="T102_8"><text:s/></text:span><text:span text:style-name="T102_9">stumps</text:span><text:span text:style-name="T102_10"><text:s/>(</text:span><text:span text:style-name="T102_11"><text:a xlink:type="simple" xlink:href="http://scikit-learn.org/stable/auto_examples/ensemble/plot_adaboost_twoclass.html"><text:span text:style-name="T102_12">sklearn</text:span></text:a></text:span><text:span text:style-name="T102_13"><text:a xlink:type="simple" xlink:href="http://scikit-learn.org/stable/auto_examples/ensemble/plot_adaboost_twoclass.html"><text:span text:style-name="T102_14">)</text:span></text:a></text:span></text:p>
        </text:list-item>
        <text:list-item>
          <text:p text:style-name="P103"><text:span text:style-name="T103_1">Scaling</text:span><text:span text:style-name="T103_2"><text:s/>&amp;<text:s/></text:span><text:span text:style-name="T103_3">regularization</text:span><text:span text:style-name="T103_4"><text:s/></text:span><text:span text:style-name="T103_5">issues</text:span><text:span text:style-name="T103_6">?</text:span></text:p>
        </text:list-item>
        <text:list-item>
          <text:p text:style-name="P104"><text:span text:style-name="T104_1">Storage</text:span><text:span text:style-name="T104_2"><text:s/></text:span><text:span text:style-name="T104_3">and</text:span><text:span text:style-name="T104_4"><text:s/></text:span><text:span text:style-name="T104_5">annotating</text:span><text:span text:style-name="T104_6"><text:s/></text:span><text:span text:style-name="T104_7">which</text:span><text:span text:style-name="T104_8"><text:s/></text:span><text:span text:style-name="T104_9">learners</text:span><text:span text:style-name="T104_10"><text:s/></text:span><text:span text:style-name="T104_11">produced</text:span><text:span text:style-name="T104_12"><text:s/></text:span><text:span text:style-name="T104_13">which</text:span><text:span text:style-name="T104_14"><text:s/></text:span><text:span text:style-name="T104_15">features</text:span></text:p>
        </text:list-item>
        <text:list-item>
          <text:p text:style-name="P105"><text:span text:style-name="T105_1">Eval</text:span><text:span text:style-name="T105_2"><text:s/></text:span><text:span text:style-name="T105_3">RDF</text:span><text:span text:style-name="T105_4"><text:s/></text:span><text:span text:style-name="T105_5">performance</text:span></text:p>
        </text:list-item>
        <text:list-item>
          <text:p text:style-name="P106"><text:span text:style-name="T106_1">New</text:span><text:span text:style-name="T106_2"><text:s/></text:span><text:span text:style-name="T106_3">search</text:span><text:span text:style-name="T106_4"><text:s/></text:span><text:span text:style-name="T106_5">personality</text:span><text:span text:style-name="T106_6">?</text:span></text:p>
        </text:list-item>
        <text:list-item>
          <text:p text:style-name="P107"><text:span text:style-name="T107_1">Retrain</text:span><text:span text:style-name="T107_2"><text:s/></text:span><text:span text:style-name="T107_3">classifiers</text:span><text:span text:style-name="T107_4">?</text:span></text:p>
        </text:list-item>
        <text:list-item>
          <text:p text:style-name="P108"><text:span text:style-name="T108_1">science</text:span><text:span text:style-name="T108_2"><text:s/></text:span><text:span text:style-name="T108_3">debrief</text:span><text:span text:style-name="T108_4"><text:s/>?</text:span></text:p>
        </text:list-item>
      </text:list>
      <text:p text:style-name="P109"/>
      <text:p text:style-name="P110"><text:span text:style-name="T110_1">T</text:span><text:span text:style-name="T110_2">.<text:s/></text:span><text:span text:style-name="T110_3">Fusion</text:span><text:span text:style-name="T110_4"><text:s/></text:span><text:span text:style-name="T110_5">Learner</text:span><text:span text:style-name="T110_6"><text:s/></text:span><text:span text:style-name="T110_7">Online</text:span><text:span text:style-name="T110_8"><text:s/></text:span><text:span text:style-name="T110_9">usage</text:span></text:p>
      <text:p text:style-name="P111"><text:span text:style-name="T111_1">What</text:span><text:span text:style-name="T111_2"><text:s/></text:span><text:span text:style-name="T111_3">it</text:span><text:span text:style-name="T111_4"><text:s/></text:span><text:span text:style-name="T111_5">is</text:span><text:span text:style-name="T111_6">:<text:s text:c="2"/></text:span><text:span text:style-name="T111_7">Test</text:span><text:span text:style-name="T111_8"><text:s/></text:span><text:span text:style-name="T111_9">the</text:span><text:span text:style-name="T111_10"><text:s/></text:span><text:span text:style-name="T111_11">ensemble</text:span><text:span text:style-name="T111_12"><text:s/></text:span><text:span text:style-name="T111_13">vs</text:span><text:span text:style-name="T111_14"><text:s/></text:span><text:span text:style-name="T111_15">not</text:span><text:span text:style-name="T111_16"><text:s/></text:span><text:span text:style-name="T111_17">using</text:span><text:span text:style-name="T111_18"><text:s/></text:span><text:span text:style-name="T111_19">it</text:span></text:p>
      <text:p text:style-name="P112"><text:span text:style-name="T112_1">What</text:span><text:span text:style-name="T112_2"><text:s/></text:span><text:span text:style-name="T112_3">it</text:span><text:span text:style-name="T112_4"><text:s/></text:span><text:span text:style-name="T112_5">isn</text:span><text:span text:style-name="T112_6">’</text:span><text:span text:style-name="T112_7">t</text:span><text:span text:style-name="T112_8">:</text:span></text:p>
      <text:list text:style-name="LS9" xml:id="list59">
        <text:list-item>
          <text:p text:style-name="P113"><text:span text:style-name="T113_1">A</text:span><text:span text:style-name="T113_2">/</text:span><text:span text:style-name="T113_3">B</text:span><text:span text:style-name="T113_4"><text:s/></text:span><text:span text:style-name="T113_5">test</text:span><text:span text:style-name="T113_6"><text:s/>/<text:s/></text:span><text:span text:style-name="T113_7">mturk</text:span><text:span text:style-name="T113_8"><text:s/>/<text:s/></text:span><text:span text:style-name="T113_9">srm</text:span><text:span text:style-name="T113_10"><text:s/></text:span><text:span text:style-name="T113_11">and</text:span><text:span text:style-name="T113_12"><text:s/></text:span><text:span text:style-name="T113_13">all</text:span><text:span text:style-name="T113_14"><text:s/></text:span><text:span text:style-name="T113_15">that</text:span><text:span text:style-name="T113_16"><text:s/></text:span><text:span text:style-name="T113_17">jazz</text:span></text:p>
        </text:list-item>
        <text:list-item>
          <text:p text:style-name="P114"><text:span text:style-name="T114_1">science</text:span><text:span text:style-name="T114_2"><text:s/></text:span><text:span text:style-name="T114_3">debrief</text:span><text:span text:style-name="T114_4"><text:s/></text:span></text:p>
        </text:list-item>
      </text:list>
      <text:p text:style-name="P115"/>
      <text:p text:style-name="P116"><text:span text:style-name="T116_1">T</text:span><text:span text:style-name="T116_2">.<text:s/></text:span><text:span text:style-name="T116_3">HTML</text:span><text:span text:style-name="T116_4"><text:s/></text:span><text:span text:style-name="T116_5">Tables</text:span></text:p>
      <text:p text:style-name="P117"><text:span text:style-name="T117_1">What</text:span><text:span text:style-name="T117_2"><text:s/></text:span><text:span text:style-name="T117_3">it</text:span><text:span text:style-name="T117_4"><text:s/></text:span><text:span text:style-name="T117_5">is</text:span><text:span text:style-name="T117_6">:<text:s/></text:span><text:span text:style-name="T117_7">A</text:span><text:span text:style-name="T117_8"><text:s/></text:span><text:span text:style-name="T117_9">system</text:span><text:span text:style-name="T117_10"><text:s/></text:span><text:span text:style-name="T117_11">for</text:span><text:span text:style-name="T117_12"><text:s/></text:span><text:span text:style-name="T117_13">extracting</text:span><text:span text:style-name="T117_14"><text:s/></text:span><text:span text:style-name="T117_15">RDFs</text:span><text:span text:style-name="T117_16"><text:s/>&amp;<text:s/></text:span><text:span text:style-name="T117_17">K</text:span><text:span text:style-name="T117_18">=</text:span><text:span text:style-name="T117_19">V</text:span><text:span text:style-name="T117_20"><text:s/></text:span><text:span text:style-name="T117_21">pairs</text:span><text:span text:style-name="T117_22"><text:s/></text:span><text:span text:style-name="T117_23">from</text:span><text:span text:style-name="T117_24"><text:s/></text:span><text:span text:style-name="T117_25">web</text:span><text:span text:style-name="T117_26"><text:s/></text:span><text:span text:style-name="T117_27">tables</text:span></text:p>
      <text:p text:style-name="P118"><text:span text:style-name="T118_1">What</text:span><text:span text:style-name="T118_2"><text:s/></text:span><text:span text:style-name="T118_3">it</text:span><text:span text:style-name="T118_4"><text:s/></text:span><text:span text:style-name="T118_5">isn</text:span><text:span text:style-name="T118_6">’</text:span><text:span text:style-name="T118_7">t</text:span><text:span text:style-name="T118_8">:<text:s/></text:span><text:span text:style-name="T118_9">able</text:span><text:span text:style-name="T118_10"><text:s/></text:span><text:span text:style-name="T118_11">to</text:span><text:span text:style-name="T118_12"><text:s/></text:span><text:span text:style-name="T118_13">extract</text:span><text:span text:style-name="T118_14"><text:s/></text:span><text:span text:style-name="T118_15">all</text:span><text:span text:style-name="T118_16"><text:s/></text:span><text:span text:style-name="T118_17">information</text:span><text:span text:style-name="T118_18"><text:s/></text:span><text:span text:style-name="T118_19">from</text:span><text:span text:style-name="T118_20"><text:s/></text:span><text:span text:style-name="T118_21">all</text:span><text:span text:style-name="T118_22"><text:s/></text:span><text:span text:style-name="T118_23">tables</text:span><text:span text:style-name="T118_24"><text:s/></text:span><text:span text:style-name="T118_25">ever</text:span><text:span text:style-name="T118_26"><text:s/></text:span><text:span text:style-name="T118_27">conceived</text:span></text:p>
      <text:list text:style-name="LS10" xml:id="list61">
        <text:list-item>
          <text:p text:style-name="P119"><text:span text:style-name="T119_1">Implement</text:span><text:span text:style-name="T119_2"><text:s/></text:span><text:span text:style-name="T119_3">web</text:span><text:span text:style-name="T119_4"><text:s/></text:span><text:span text:style-name="T119_5">table</text:span><text:span text:style-name="T119_6"><text:s/></text:span><text:span text:style-name="T119_7">extractor</text:span><text:span text:style-name="T119_8"><text:s/></text:span><text:span text:style-name="T119_9">and</text:span><text:span text:style-name="T119_10"><text:s/></text:span><text:span text:style-name="T119_11">storage</text:span><text:span text:style-name="T119_12"><text:s/>(</text:span><text:span text:style-name="T119_13">what</text:span><text:span text:style-name="T119_14">’</text:span><text:span text:style-name="T119_15">s</text:span><text:span text:style-name="T119_16"><text:s/></text:span><text:span text:style-name="T119_17">a</text:span><text:span text:style-name="T119_18"><text:s/></text:span><text:span text:style-name="T119_19">table</text:span><text:span text:style-name="T119_20">?)</text:span></text:p>
        </text:list-item>
        <text:list-item>
          <text:p text:style-name="P120"><text:span text:style-name="T120_1">ML</text:span><text:span text:style-name="T120_2"><text:s/>(</text:span><text:span text:style-name="T120_3">so</text:span><text:span text:style-name="T120_4"><text:s/></text:span><text:span text:style-name="T120_5">prior</text:span><text:span text:style-name="T120_6">,<text:s/></text:span><text:span text:style-name="T120_7">very</text:span><text:span text:style-name="T120_8"><text:s/></text:span><text:span text:style-name="T120_9">Bayes</text:span><text:span text:style-name="T120_10"><text:s/>(</text:span><text:span text:style-name="T120_11">maybe</text:span><text:span text:style-name="T120_12"><text:s/></text:span><text:span text:style-name="T120_13">association</text:span><text:span text:style-name="T120_14"><text:s/></text:span><text:span text:style-name="T120_15">rules</text:span><text:span text:style-name="T120_16"><text:s/></text:span><text:span text:style-name="T120_17">etc</text:span><text:span text:style-name="T120_18"><text:s/></text:span><text:span text:style-name="T120_19">etc</text:span><text:span text:style-name="T120_20">.)</text:span></text:p>
        </text:list-item>
        <text:list-item>
          <text:p text:style-name="P121"><text:span text:style-name="T121_1">Eval</text:span><text:span text:style-name="T121_2"><text:s/></text:span><text:span text:style-name="T121_3">accuracy</text:span><text:span text:style-name="T121_4"><text:s/></text:span><text:span text:style-name="T121_5">and</text:span><text:span text:style-name="T121_6"><text:s/></text:span><text:span text:style-name="T121_7">tune</text:span><text:span text:style-name="T121_8"><text:s/></text:span><text:span text:style-name="T121_9">learners</text:span></text:p>
        </text:list-item>
        <text:list-item>
          <text:p text:style-name="P122"><text:span text:style-name="T122_1">science</text:span><text:span text:style-name="T122_2"><text:s/></text:span><text:span text:style-name="T122_3">debrief</text:span><text:span text:style-name="T122_4"><text:s/></text:span></text:p>
        </text:list-item>
      </text:list>
      <text:p text:style-name="P123"/>
      <text:p text:style-name="P124"><text:span text:style-name="T124_1">T</text:span><text:span text:style-name="T124_2">.<text:s/></text:span><text:span text:style-name="T124_3">Schema</text:span><text:span text:style-name="T124_4">.</text:span><text:span text:style-name="T124_5">org</text:span></text:p>
      <text:p text:style-name="P125"><text:span text:style-name="T125_1">What</text:span><text:span text:style-name="T125_2"><text:s/></text:span><text:span text:style-name="T125_3">it</text:span><text:span text:style-name="T125_4"><text:s/></text:span><text:span text:style-name="T125_5">is</text:span><text:span text:style-name="T125_6">:<text:s/></text:span><text:span text:style-name="T125_7">using</text:span><text:span text:style-name="T125_8"><text:s/></text:span><text:span text:style-name="T125_9">human</text:span><text:span text:style-name="T125_10"><text:s/></text:span><text:span text:style-name="T125_11">labels</text:span><text:span text:style-name="T125_12"><text:s/></text:span><text:span text:style-name="T125_13">to</text:span><text:span text:style-name="T125_14"><text:s/></text:span><text:span text:style-name="T125_15">boost</text:span><text:span text:style-name="T125_16"><text:s/></text:span><text:span text:style-name="T125_17">text</text:span><text:span text:style-name="T125_18"><text:s/></text:span><text:span text:style-name="T125_19">extractors</text:span></text:p>
      <text:p text:style-name="P126"><text:span text:style-name="T126_1">What</text:span><text:span text:style-name="T126_2"><text:s/></text:span><text:span text:style-name="T126_3">it</text:span><text:span text:style-name="T126_4"><text:s/></text:span><text:span text:style-name="T126_5">isn</text:span><text:span text:style-name="T126_6">’</text:span><text:span text:style-name="T126_7">t</text:span><text:span text:style-name="T126_8">:<text:s/></text:span><text:span text:style-name="T126_9">Dense</text:span></text:p>
      <text:list text:style-name="LS11" xml:id="list65">
        <text:list-item>
          <text:p text:style-name="P127"><text:span text:style-name="T127_1">Define</text:span><text:span text:style-name="T127_2"><text:s/></text:span><text:span text:style-name="T127_3">manual</text:span><text:span text:style-name="T127_4"><text:s/></text:span><text:span text:style-name="T127_5">mappings</text:span></text:p>
        </text:list-item>
        <text:list-item>
          <text:p text:style-name="P128"><text:span text:style-name="T128_1">Conjure</text:span><text:span text:style-name="T128_2"><text:s/></text:span><text:span text:style-name="T128_3">up</text:span><text:span text:style-name="T128_4"><text:s/></text:span><text:span text:style-name="T128_5">ontological</text:span><text:span text:style-name="T128_6"><text:s/></text:span><text:span text:style-name="T128_7">mapping</text:span></text:p>
        </text:list-item>
        <text:list-item>
          <text:p text:style-name="P129"><text:span text:style-name="T129_1">Feature</text:span><text:span text:style-name="T129_2"><text:s/></text:span><text:span text:style-name="T129_3">description</text:span><text:span text:style-name="T129_4"><text:s/></text:span><text:span text:style-name="T129_5">from</text:span><text:span text:style-name="T129_6"><text:s/></text:span><text:span text:style-name="T129_7">JSON</text:span><text:span text:style-name="T129_8">-</text:span><text:span text:style-name="T129_9">LD</text:span><text:span text:style-name="T129_10"><text:s/></text:span><text:span text:style-name="T129_11">schema</text:span><text:span text:style-name="T129_12">.</text:span><text:span text:style-name="T129_13">org</text:span><text:span text:style-name="T129_14"><text:s/>-&gt;<text:s/></text:span><text:span text:style-name="T129_15">RDF</text:span><text:span text:style-name="T129_16"><text:s/></text:span><text:span text:style-name="T129_17">triples</text:span></text:p>
        </text:list-item>
        <text:list-item>
          <text:p text:style-name="P130"><text:span text:style-name="T130_1">Consider</text:span><text:span text:style-name="T130_2"><text:s/></text:span><text:span text:style-name="T130_3">automated</text:span><text:span text:style-name="T130_4"><text:s/></text:span><text:span text:style-name="T130_5">mappings</text:span></text:p>
        </text:list-item>
        <text:list-item>
          <text:p text:style-name="P131"><text:span text:style-name="T131_1">Reconsider</text:span><text:span text:style-name="T131_2"><text:s/></text:span><text:span text:style-name="T131_3">and</text:span><text:span text:style-name="T131_4"><text:s/></text:span><text:span text:style-name="T131_5">stick</text:span><text:span text:style-name="T131_6"><text:s/></text:span><text:span text:style-name="T131_7">with</text:span><text:span text:style-name="T131_8"><text:s/></text:span><text:span text:style-name="T131_9">manual</text:span><text:span text:style-name="T131_10"><text:s/></text:span><text:span text:style-name="T131_11">mappings</text:span></text:p>
        </text:list-item>
        <text:list-item>
          <text:p text:style-name="P132"><text:span text:style-name="T132_1">Extract</text:span><text:span text:style-name="T132_2"><text:s/>*</text:span><text:span text:style-name="T132_3">scores</text:span><text:span text:style-name="T132_4">*<text:s/></text:span><text:span text:style-name="T132_5">along</text:span><text:span text:style-name="T132_6"><text:s/></text:span><text:span text:style-name="T132_7">w</text:span><text:span text:style-name="T132_8"><text:s/></text:span><text:span text:style-name="T132_9">Schema</text:span><text:span text:style-name="T132_10">.</text:span><text:span text:style-name="T132_11">org</text:span><text:span text:style-name="T132_12"><text:s/></text:span><text:span text:style-name="T132_13">markup</text:span></text:p>
        </text:list-item>
        <text:list-item>
          <text:p text:style-name="P133"><text:span text:style-name="T133_1">Eval</text:span><text:span text:style-name="T133_2"><text:s/></text:span><text:span text:style-name="T133_3">accuracy</text:span><text:span text:style-name="T133_4"><text:s/></text:span><text:span text:style-name="T133_5">and</text:span><text:span text:style-name="T133_6"><text:s/></text:span><text:span text:style-name="T133_7">tune</text:span></text:p>
        </text:list-item>
      </text:list>
      <text:p text:style-name="P134"/>
      <text:p text:style-name="P135"><text:span text:style-name="T135_1">T</text:span><text:span text:style-name="T135_2">.<text:s/></text:span><text:span text:style-name="T135_3">Refusion</text:span></text:p>
      <text:p text:style-name="P136"><text:span text:style-name="T136_1">What</text:span><text:span text:style-name="T136_2"><text:s/></text:span><text:span text:style-name="T136_3">it</text:span><text:span text:style-name="T136_4"><text:s/></text:span><text:span text:style-name="T136_5">is</text:span><text:span text:style-name="T136_6">:<text:s/></text:span><text:span text:style-name="T136_7">retuning</text:span><text:span text:style-name="T136_8"><text:s/></text:span><text:span text:style-name="T136_9">the</text:span><text:span text:style-name="T136_10"><text:s/></text:span><text:span text:style-name="T136_11">fusion</text:span><text:span text:style-name="T136_12"><text:s/></text:span><text:span text:style-name="T136_13">learner</text:span><text:span text:style-name="T136_14"><text:s/></text:span><text:span text:style-name="T136_15">w</text:span><text:span text:style-name="T136_16">/4<text:s/></text:span><text:span text:style-name="T136_17">new</text:span><text:span text:style-name="T136_18"><text:s/></text:span><text:span text:style-name="T136_19">features</text:span><text:span text:style-name="T136_20"><text:s/>(2<text:s/></text:span><text:span text:style-name="T136_21">new</text:span><text:span text:style-name="T136_22"><text:s/></text:span><text:span text:style-name="T136_23">extractors</text:span><text:span text:style-name="T136_24">)</text:span></text:p>
      <text:p text:style-name="P137"><text:span text:style-name="T137_1">What</text:span><text:span text:style-name="T137_2"><text:s/></text:span><text:span text:style-name="T137_3">it</text:span><text:span text:style-name="T137_4"><text:s/></text:span><text:span text:style-name="T137_5">isn</text:span><text:span text:style-name="T137_6">’</text:span><text:span text:style-name="T137_7">t</text:span><text:span text:style-name="T137_8">:<text:s/></text:span><text:span text:style-name="T137_9">the</text:span><text:span text:style-name="T137_10"><text:s/></text:span><text:span text:style-name="T137_11">full</text:span><text:span text:style-name="T137_12"><text:s/></text:span><text:span text:style-name="T137_13">Boltzmann</text:span><text:span text:style-name="T137_14"><text:s/></text:span><text:span text:style-name="T137_15">Brain</text:span></text:p>
      <text:list text:style-name="LS12" xml:id="list72">
        <text:list-item>
          <text:p text:style-name="P138"><text:span text:style-name="T138_1">Hopefully</text:span><text:span text:style-name="T138_2"><text:s/>*</text:span><text:span text:style-name="T138_3">easy</text:span><text:span text:style-name="T138_4">*<text:s/></text:span><text:span text:style-name="T138_5">if</text:span><text:span text:style-name="T138_6"><text:s/></text:span><text:span text:style-name="T138_7">T</text:span><text:span text:style-name="T138_8">7<text:s/></text:span><text:span text:style-name="T138_9">is</text:span><text:span text:style-name="T138_10"><text:s/></text:span><text:span text:style-name="T138_11">done</text:span><text:span text:style-name="T138_12"><text:s/></text:span><text:span text:style-name="T138_13">well</text:span><text:span text:style-name="T138_14">.</text:span></text:p>
        </text:list-item>
        <text:list-item>
          <text:p text:style-name="P139"><text:span text:style-name="T139_1">Retuning</text:span><text:span text:style-name="T139_2"><text:s/></text:span><text:span text:style-name="T139_3">fusion</text:span><text:span text:style-name="T139_4"><text:s/></text:span><text:span text:style-name="T139_5">learner</text:span><text:span text:style-name="T139_6"><text:s/></text:span><text:span text:style-name="T139_7">with</text:span><text:span text:style-name="T139_8"><text:s/></text:span><text:span text:style-name="T139_9">more</text:span><text:span text:style-name="T139_10"><text:s/></text:span><text:span text:style-name="T139_11">features</text:span></text:p>
        </text:list-item>
        <text:list-item>
          <text:p text:style-name="P140"><text:span text:style-name="T140_1">Eval</text:span><text:span text:style-name="T140_2"><text:s/></text:span><text:span text:style-name="T140_3">performance</text:span><text:span text:style-name="T140_4"><text:s/></text:span><text:span text:style-name="T140_5">on</text:span><text:span text:style-name="T140_6"><text:s/></text:span><text:span text:style-name="T140_7">RDF</text:span><text:span text:style-name="T140_8"><text:s/></text:span><text:span text:style-name="T140_9">extraction</text:span></text:p>
        </text:list-item>
        <text:list-item>
          <text:p text:style-name="P141"><text:span text:style-name="T141_1">search</text:span><text:span text:style-name="T141_2"><text:s/></text:span><text:span text:style-name="T141_3">personality</text:span></text:p>
        </text:list-item>
        <text:list-item>
          <text:p text:style-name="P142"><text:span text:style-name="T142_1">classifiers</text:span></text:p>
        </text:list-item>
      </text:list>
      <text:p text:style-name="P143"/>
      <text:p text:style-name="P144"><text:span text:style-name="T144_1">T</text:span><text:span text:style-name="T144_2">.<text:s/></text:span><text:span text:style-name="T144_3">Path</text:span><text:span text:style-name="T144_4"><text:s/></text:span><text:span text:style-name="T144_5">Ranking</text:span><text:span text:style-name="T144_6"><text:s/></text:span><text:span text:style-name="T144_7">Algorithm</text:span><text:span text:style-name="T144_8"><text:s/>(</text:span><text:span text:style-name="T144_9">PRA</text:span><text:span text:style-name="T144_10">)</text:span></text:p>
      <text:p text:style-name="P145"><text:span text:style-name="T145_1">What</text:span><text:span text:style-name="T145_2"><text:s/></text:span><text:span text:style-name="T145_3">it</text:span><text:span text:style-name="T145_4"><text:s/></text:span><text:span text:style-name="T145_5">is</text:span><text:span text:style-name="T145_6">:<text:s/></text:span><text:span text:style-name="T145_7">A</text:span><text:span text:style-name="T145_8"><text:s/></text:span><text:span text:style-name="T145_9">random</text:span><text:span text:style-name="T145_10"><text:s/></text:span><text:span text:style-name="T145_11">walk</text:span><text:span text:style-name="T145_12"><text:s/></text:span><text:span text:style-name="T145_13">over</text:span><text:span text:style-name="T145_14"><text:s/></text:span><text:span text:style-name="T145_15">Freebase</text:span><text:span text:style-name="T145_16"><text:s/></text:span><text:span text:style-name="T145_17">to</text:span><text:span text:style-name="T145_18"><text:s/></text:span><text:span text:style-name="T145_19">build</text:span><text:span text:style-name="T145_20"><text:s/></text:span><text:span text:style-name="T145_21">prior</text:span><text:span text:style-name="T145_22"><text:s/></text:span><text:span text:style-name="T145_23">knowledge</text:span></text:p>
      <text:p text:style-name="P146"><text:span text:style-name="T146_1">What</text:span><text:span text:style-name="T146_2"><text:s/></text:span><text:span text:style-name="T146_3">it</text:span><text:span text:style-name="T146_4"><text:s/></text:span><text:span text:style-name="T146_5">isn</text:span><text:span text:style-name="T146_6">’</text:span><text:span text:style-name="T146_7">t</text:span><text:span text:style-name="T146_8">:<text:s/></text:span><text:span text:style-name="T146_9">complete</text:span><text:span text:style-name="T146_10">.<text:s/></text:span><text:span text:style-name="T146_11">ever</text:span><text:span text:style-name="T146_12">.</text:span></text:p>
      <text:list text:style-name="LS13" xml:id="list77">
        <text:list-item>
          <text:p text:style-name="P147"><text:span text:style-name="T147_1">Storage</text:span><text:span text:style-name="T147_2"><text:s/></text:span><text:span text:style-name="T147_3">and</text:span><text:span text:style-name="T147_4"><text:s/></text:span><text:span text:style-name="T147_5">computability</text:span><text:span text:style-name="T147_6"><text:s/></text:span><text:span text:style-name="T147_7">of</text:span><text:span text:style-name="T147_8"><text:s/></text:span><text:span text:style-name="T147_9">random</text:span><text:span text:style-name="T147_10"><text:s/></text:span><text:span text:style-name="T147_11">walks</text:span></text:p>
        </text:list-item>
        <text:list-item>
          <text:p text:style-name="P148"><text:span text:style-name="T148_1">Computation</text:span><text:span text:style-name="T148_2"><text:s/></text:span><text:span text:style-name="T148_3">of</text:span><text:span text:style-name="T148_4"><text:s/></text:span><text:span text:style-name="T148_5">pr</text:span><text:span text:style-name="T148_6">(</text:span><text:span text:style-name="T148_7">edge</text:span><text:span text:style-name="T148_8"><text:s/>|<text:s/></text:span><text:span text:style-name="T148_9">walk</text:span><text:span text:style-name="T148_10">)<text:s/></text:span></text:p>
        </text:list-item>
        <text:list-item>
          <text:p text:style-name="P149"><text:span text:style-name="T149_1">gibbs</text:span><text:span text:style-name="T149_2"><text:s/></text:span><text:span text:style-name="T149_3">sampling</text:span></text:p>
        </text:list-item>
      </text:list>
      <text:list text:style-name="LS14" xml:id="list80">
        <text:list-item>
          <text:p text:style-name="P150"><text:span text:style-name="T150_1">Storage</text:span><text:span text:style-name="T150_2"><text:s/></text:span><text:span text:style-name="T150_3">of</text:span><text:span text:style-name="T150_4"><text:s/></text:span><text:span text:style-name="T150_5">associated</text:span><text:span text:style-name="T150_6"><text:s/></text:span><text:span text:style-name="T150_7">rules</text:span><text:span text:style-name="T150_8"><text:s/></text:span><text:span text:style-name="T150_9">and</text:span><text:span text:style-name="T150_10"><text:s/></text:span><text:span text:style-name="T150_11">probabilities</text:span></text:p>
        </text:list-item>
        <text:list-item>
          <text:p text:style-name="P151"><text:span text:style-name="T151_1">Tuning</text:span></text:p>
        </text:list-item>
      </text:list>
      <text:p text:style-name="P152"/>
      <text:p text:style-name="P153"><text:span text:style-name="T153_1">T</text:span><text:span text:style-name="T153_2">.<text:s/></text:span><text:span text:style-name="T153_3">Refusion</text:span></text:p>
      <text:p text:style-name="P154"><text:span text:style-name="T154_1">What</text:span><text:span text:style-name="T154_2"><text:s/></text:span><text:span text:style-name="T154_3">it</text:span><text:span text:style-name="T154_4"><text:s/></text:span><text:span text:style-name="T154_5">is</text:span><text:span text:style-name="T154_6">:<text:s/></text:span><text:span text:style-name="T154_7">Fusion</text:span><text:span text:style-name="T154_8"><text:s/></text:span><text:span text:style-name="T154_9">of</text:span><text:span text:style-name="T154_10"><text:s/></text:span><text:span text:style-name="T154_11">PRA</text:span><text:span text:style-name="T154_12"><text:s/></text:span><text:span text:style-name="T154_13">with</text:span><text:span text:style-name="T154_14"><text:s/></text:span><text:span text:style-name="T154_15">fused</text:span><text:span text:style-name="T154_16"><text:s/></text:span><text:span text:style-name="T154_17">text</text:span><text:span text:style-name="T154_18"><text:s/></text:span><text:span text:style-name="T154_19">leaners</text:span></text:p>
      <text:p text:style-name="P155"><text:span text:style-name="T155_1">What</text:span><text:span text:style-name="T155_2"><text:s/></text:span><text:span text:style-name="T155_3">it</text:span><text:span text:style-name="T155_4"><text:s/></text:span><text:span text:style-name="T155_5">isn</text:span><text:span text:style-name="T155_6">’</text:span><text:span text:style-name="T155_7">t</text:span><text:span text:style-name="T155_8">:<text:s/></text:span><text:span text:style-name="T155_9">The</text:span><text:span text:style-name="T155_10"><text:s/></text:span><text:span text:style-name="T155_11">full</text:span><text:span text:style-name="T155_12"><text:s/></text:span><text:span text:style-name="T155_13">BB</text:span></text:p>
      <text:list text:style-name="LS15" xml:id="list82">
        <text:list-item>
          <text:p text:style-name="P156"><text:span text:style-name="T156_1">See</text:span><text:span text:style-name="T156_2"><text:s/></text:span><text:span text:style-name="T156_3">above</text:span><text:span text:style-name="T156_4"><text:s/></text:span><text:span text:style-name="T156_5">refusions</text:span></text:p>
        </text:list-item>
      </text:list>
      <text:p text:style-name="P157"/>
      <text:p text:style-name="P158"><text:span text:style-name="T158_1">T</text:span><text:span text:style-name="T158_2">.<text:s/></text:span><text:span text:style-name="T158_3">Neural</text:span><text:span text:style-name="T158_4"><text:s/></text:span><text:span text:style-name="T158_5">Networks</text:span><text:span text:style-name="T158_6"><text:s/>(</text:span><text:span text:style-name="T158_7">Or</text:span><text:span text:style-name="T158_8"><text:s/></text:span><text:span text:style-name="T158_9">faking</text:span><text:span text:style-name="T158_10"><text:s/></text:span><text:span text:style-name="T158_11">low</text:span><text:span text:style-name="T158_12"><text:s/></text:span><text:span text:style-name="T158_13">rank</text:span><text:span text:style-name="T158_14"><text:s/></text:span><text:span text:style-name="T158_15">tensor</text:span><text:span text:style-name="T158_16"><text:s/></text:span><text:span text:style-name="T158_17">decomposition</text:span><text:span text:style-name="T158_18">)</text:span></text:p>
      <text:p text:style-name="P159"><text:span text:style-name="T159_1">What</text:span><text:span text:style-name="T159_2"><text:s/></text:span><text:span text:style-name="T159_3">it</text:span><text:span text:style-name="T159_4"><text:s/></text:span><text:span text:style-name="T159_5">is</text:span><text:span text:style-name="T159_6">:<text:s/></text:span><text:span text:style-name="T159_7">another</text:span><text:span text:style-name="T159_8"><text:s/></text:span><text:span text:style-name="T159_9">prior</text:span></text:p>
      <text:p text:style-name="P160"><text:span text:style-name="T160_1">What</text:span><text:span text:style-name="T160_2"><text:s/></text:span><text:span text:style-name="T160_3">it</text:span><text:span text:style-name="T160_4"><text:s/></text:span><text:span text:style-name="T160_5">isn</text:span><text:span text:style-name="T160_6">’</text:span><text:span text:style-name="T160_7">t</text:span><text:span text:style-name="T160_8">:<text:s/></text:span><text:span text:style-name="T160_9">fast</text:span><text:span text:style-name="T160_10">.<text:s/></text:span><text:span text:style-name="T160_11">or</text:span><text:span text:style-name="T160_12"><text:s/></text:span><text:span text:style-name="T160_13">efficient</text:span><text:span text:style-name="T160_14">.<text:s/></text:span><text:span text:style-name="T160_15">or</text:span><text:span text:style-name="T160_16"><text:s/></text:span><text:span text:style-name="T160_17">perfect</text:span><text:span text:style-name="T160_18">.</text:span></text:p>
      <text:list text:style-name="LS16" xml:id="list83">
        <text:list-item>
          <text:p text:style-name="P161"><text:span text:style-name="T161_1">Read</text:span><text:span text:style-name="T161_2"><text:s/></text:span><text:span text:style-name="T161_3">all</text:span><text:span text:style-name="T161_4"><text:s/></text:span><text:span text:style-name="T161_5">the</text:span><text:span text:style-name="T161_6"><text:s/></text:span><text:span text:style-name="T161_7">papers</text:span></text:p>
        </text:list-item>
        <text:list-item>
          <text:p text:style-name="P162"><text:span text:style-name="T162_1">Experiment</text:span><text:span text:style-name="T162_2"><text:s/></text:span><text:span text:style-name="T162_3">with</text:span><text:span text:style-name="T162_4"><text:s/></text:span><text:span text:style-name="T162_5">different</text:span><text:span text:style-name="T162_6"><text:s/></text:span><text:span text:style-name="T162_7">tensor</text:span><text:span text:style-name="T162_8"><text:s/></text:span><text:span text:style-name="T162_9">decomp</text:span><text:span text:style-name="T162_10"><text:s/></text:span><text:span text:style-name="T162_11">methods</text:span><text:span text:style-name="T162_12">.<text:s/></text:span><text:span text:style-name="T162_13">Recommended</text:span><text:span text:style-name="T162_14"><text:s/></text:span><text:span text:style-name="T162_15">is</text:span><text:span text:style-name="T162_16"><text:s/></text:span><text:span text:style-name="T162_17">multilayer</text:span><text:span text:style-name="T162_18"><text:s/></text:span><text:span text:style-name="T162_19">perceptron</text:span><text:span text:style-name="T162_20"><text:s/>‘</text:span><text:span text:style-name="T162_21">cause</text:span><text:span text:style-name="T162_22"><text:s/></text:span><text:span text:style-name="T162_23">it</text:span><text:span text:style-name="T162_24">’</text:span><text:span text:style-name="T162_25">s</text:span><text:span text:style-name="T162_26"><text:s/></text:span><text:span text:style-name="T162_27">speedy</text:span></text:p>
        </text:list-item>
        <text:list-item>
          <text:p text:style-name="P163"><text:span text:style-name="T163_1">?<text:s/></text:span><text:span text:style-name="T163_2">SDA</text:span><text:span text:style-name="T163_3"><text:s/></text:span><text:span text:style-name="T163_4">for</text:span><text:span text:style-name="T163_5"><text:s/></text:span><text:span text:style-name="T163_6">sparse</text:span><text:span text:style-name="T163_7"><text:s/></text:span><text:span text:style-name="T163_8">coding</text:span></text:p>
        </text:list-item>
        <text:list-item>
          <text:p text:style-name="P164"><text:span text:style-name="T164_1">Find</text:span><text:span text:style-name="T164_2"><text:s/></text:span><text:span text:style-name="T164_3">one</text:span><text:span text:style-name="T164_4"><text:s/></text:span><text:span text:style-name="T164_5">or</text:span><text:span text:style-name="T164_6"><text:s/></text:span><text:span text:style-name="T164_7">a</text:span><text:span text:style-name="T164_8"><text:s/></text:span><text:span text:style-name="T164_9">fusion</text:span><text:span text:style-name="T164_10"><text:s/></text:span><text:span text:style-name="T164_11">that</text:span><text:span text:style-name="T164_12"><text:s/></text:span><text:span text:style-name="T164_13">works</text:span><text:span text:style-name="T164_14"><text:s/></text:span><text:span text:style-name="T164_15">well</text:span></text:p>
        </text:list-item>
      </text:list>
      <text:p text:style-name="P165"/>
      <text:p text:style-name="P166"><text:span text:style-name="T166_1">T</text:span><text:span text:style-name="T166_2">.<text:s/></text:span><text:span text:style-name="T166_3">Nirvana</text:span><text:span text:style-name="T166_4"><text:s/></text:span></text:p>
      <text:p text:style-name="P167"/>
      <text:p text:style-name="P168"><text:span text:style-name="T168_1">T</text:span><text:span text:style-name="T168_2">.<text:s/></text:span><text:span text:style-name="T168_3">Future</text:span><text:span text:style-name="T168_4"><text:s/></text:span><text:span text:style-name="T168_5">work</text:span><text:span text:style-name="T168_6">?<text:s/></text:span><text:span text:style-name="T168_7">see</text:span><text:span text:style-name="T168_8"><text:s/></text:span><text:span text:style-name="T168_9">paper</text:span><text:span text:style-name="T168_10">;<text:s/></text:span><text:span text:style-name="T168_11">LCWA</text:span><text:span text:style-name="T168_12">,<text:s/></text:span><text:span text:style-name="T168_13">mutual</text:span><text:span text:style-name="T168_14"><text:s/></text:span><text:span text:style-name="T168_15">exclusion</text:span><text:span text:style-name="T168_16"><text:s/></text:span><text:span text:style-name="T168_17">of</text:span><text:span text:style-name="T168_18"><text:s/></text:span><text:span text:style-name="T168_19">facts</text:span><text:span text:style-name="T168_20"><text:s/>(</text:span><text:span text:style-name="T168_21">soft</text:span><text:span text:style-name="T168_22"><text:s/></text:span><text:span text:style-name="T168_23">correlation</text:span><text:span text:style-name="T168_24">),<text:s/></text:span><text:span text:style-name="T168_25">layers</text:span><text:span text:style-name="T168_26"><text:s/></text:span><text:span text:style-name="T168_27">of</text:span><text:span text:style-name="T168_28"><text:s/></text:span><text:span text:style-name="T168_29">abstraction</text:span><text:span text:style-name="T168_30">,<text:s/></text:span><text:span text:style-name="T168_31">correlated</text:span><text:span text:style-name="T168_32"><text:s/></text:span><text:span text:style-name="T168_33">source</text:span><text:span text:style-name="T168_34"><text:s/></text:span><text:span text:style-name="T168_35">bias</text:span><text:span text:style-name="T168_36">,<text:s/></text:span><text:span text:style-name="T168_37">temporal</text:span><text:span text:style-name="T168_38"><text:s/></text:span><text:span text:style-name="T168_39">nature</text:span><text:span text:style-name="T168_40"><text:s/></text:span><text:span text:style-name="T168_41">of</text:span><text:span text:style-name="T168_42"><text:s/></text:span><text:span text:style-name="T168_43">facts</text:span><text:span text:style-name="T168_44">,<text:s/></text:span><text:span text:style-name="T168_45">adding</text:span><text:span text:style-name="T168_46"><text:s/></text:span><text:span text:style-name="T168_47">new</text:span><text:span text:style-name="T168_48"><text:s/></text:span><text:span text:style-name="T168_49">entities</text:span><text:span text:style-name="T168_50"><text:s/>/<text:s/></text:span><text:span text:style-name="T168_51">relations</text:span><text:span text:style-name="T168_52">..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text:list-style style:name="LS9">
      <text:list-level-style-bullet text:bullet-char="-" text:style-name="List9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9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9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9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9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9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9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9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9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0Level0" style:family="text">
      <style:text-properties style:text-underline-style="none"/>
    </style:style>
    <style:style style:name="List10Level1" style:family="text">
      <style:text-properties style:text-underline-style="none"/>
    </style:style>
    <style:style style:name="List10Level2" style:family="text">
      <style:text-properties style:text-underline-style="none"/>
    </style:style>
    <style:style style:name="List10Level3" style:family="text">
      <style:text-properties style:text-underline-style="none"/>
    </style:style>
    <style:style style:name="List10Level4" style:family="text">
      <style:text-properties style:text-underline-style="none"/>
    </style:style>
    <style:style style:name="List10Level5" style:family="text">
      <style:text-properties style:text-underline-style="none"/>
    </style:style>
    <style:style style:name="List10Level6" style:family="text">
      <style:text-properties style:text-underline-style="none"/>
    </style:style>
    <style:style style:name="List10Level7" style:family="text">
      <style:text-properties style:text-underline-style="none"/>
    </style:style>
    <style:style style:name="List10Level8" style:family="text">
      <style:text-properties style:text-underline-style="none"/>
    </style:style>
    <text:list-style style:name="LS10">
      <text:list-level-style-bullet text:bullet-char="-" text:style-name="List10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0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0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0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0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0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0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0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0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1Level0" style:family="text">
      <style:text-properties style:text-underline-style="none"/>
    </style:style>
    <style:style style:name="List11Level1" style:family="text">
      <style:text-properties style:text-underline-style="none"/>
    </style:style>
    <style:style style:name="List11Level2" style:family="text">
      <style:text-properties style:text-underline-style="none"/>
    </style:style>
    <style:style style:name="List11Level3" style:family="text">
      <style:text-properties style:text-underline-style="none"/>
    </style:style>
    <style:style style:name="List11Level4" style:family="text">
      <style:text-properties style:text-underline-style="none"/>
    </style:style>
    <style:style style:name="List11Level5" style:family="text">
      <style:text-properties style:text-underline-style="none"/>
    </style:style>
    <style:style style:name="List11Level6" style:family="text">
      <style:text-properties style:text-underline-style="none"/>
    </style:style>
    <style:style style:name="List11Level7" style:family="text">
      <style:text-properties style:text-underline-style="none"/>
    </style:style>
    <style:style style:name="List11Level8" style:family="text">
      <style:text-properties style:text-underline-style="none"/>
    </style:style>
    <text:list-style style:name="LS11">
      <text:list-level-style-bullet text:bullet-char="-" text:style-name="List1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2Level0" style:family="text">
      <style:text-properties style:text-underline-style="none"/>
    </style:style>
    <style:style style:name="List12Level1" style:family="text">
      <style:text-properties style:text-underline-style="none"/>
    </style:style>
    <style:style style:name="List12Level2" style:family="text">
      <style:text-properties style:text-underline-style="none"/>
    </style:style>
    <style:style style:name="List12Level3" style:family="text">
      <style:text-properties style:text-underline-style="none"/>
    </style:style>
    <style:style style:name="List12Level4" style:family="text">
      <style:text-properties style:text-underline-style="none"/>
    </style:style>
    <style:style style:name="List12Level5" style:family="text">
      <style:text-properties style:text-underline-style="none"/>
    </style:style>
    <style:style style:name="List12Level6" style:family="text">
      <style:text-properties style:text-underline-style="none"/>
    </style:style>
    <style:style style:name="List12Level7" style:family="text">
      <style:text-properties style:text-underline-style="none"/>
    </style:style>
    <style:style style:name="List12Level8" style:family="text">
      <style:text-properties style:text-underline-style="none"/>
    </style:style>
    <text:list-style style:name="LS12">
      <text:list-level-style-bullet text:bullet-char="-" text:style-name="List1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3Level0" style:family="text">
      <style:text-properties style:text-underline-style="none"/>
    </style:style>
    <style:style style:name="List13Level1" style:family="text">
      <style:text-properties style:text-underline-style="none"/>
    </style:style>
    <style:style style:name="List13Level2" style:family="text">
      <style:text-properties style:text-underline-style="none"/>
    </style:style>
    <style:style style:name="List13Level3" style:family="text">
      <style:text-properties style:text-underline-style="none"/>
    </style:style>
    <style:style style:name="List13Level4" style:family="text">
      <style:text-properties style:text-underline-style="none"/>
    </style:style>
    <style:style style:name="List13Level5" style:family="text">
      <style:text-properties style:text-underline-style="none"/>
    </style:style>
    <style:style style:name="List13Level6" style:family="text">
      <style:text-properties style:text-underline-style="none"/>
    </style:style>
    <style:style style:name="List13Level7" style:family="text">
      <style:text-properties style:text-underline-style="none"/>
    </style:style>
    <style:style style:name="List13Level8" style:family="text">
      <style:text-properties style:text-underline-style="none"/>
    </style:style>
    <text:list-style style:name="LS13">
      <text:list-level-style-bullet text:bullet-char="-" text:style-name="List1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4Level0" style:family="text">
      <style:text-properties style:text-underline-style="none"/>
    </style:style>
    <style:style style:name="List14Level1" style:family="text">
      <style:text-properties style:text-underline-style="none"/>
    </style:style>
    <style:style style:name="List14Level2" style:family="text">
      <style:text-properties style:text-underline-style="none"/>
    </style:style>
    <style:style style:name="List14Level3" style:family="text">
      <style:text-properties style:text-underline-style="none"/>
    </style:style>
    <style:style style:name="List14Level4" style:family="text">
      <style:text-properties style:text-underline-style="none"/>
    </style:style>
    <style:style style:name="List14Level5" style:family="text">
      <style:text-properties style:text-underline-style="none"/>
    </style:style>
    <style:style style:name="List14Level6" style:family="text">
      <style:text-properties style:text-underline-style="none"/>
    </style:style>
    <style:style style:name="List14Level7" style:family="text">
      <style:text-properties style:text-underline-style="none"/>
    </style:style>
    <style:style style:name="List14Level8" style:family="text">
      <style:text-properties style:text-underline-style="none"/>
    </style:style>
    <text:list-style style:name="LS14">
      <text:list-level-style-bullet text:bullet-char="-" text:style-name="List1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5Level0" style:family="text">
      <style:text-properties style:text-underline-style="none"/>
    </style:style>
    <style:style style:name="List15Level1" style:family="text">
      <style:text-properties style:text-underline-style="none"/>
    </style:style>
    <style:style style:name="List15Level2" style:family="text">
      <style:text-properties style:text-underline-style="none"/>
    </style:style>
    <style:style style:name="List15Level3" style:family="text">
      <style:text-properties style:text-underline-style="none"/>
    </style:style>
    <style:style style:name="List15Level4" style:family="text">
      <style:text-properties style:text-underline-style="none"/>
    </style:style>
    <style:style style:name="List15Level5" style:family="text">
      <style:text-properties style:text-underline-style="none"/>
    </style:style>
    <style:style style:name="List15Level6" style:family="text">
      <style:text-properties style:text-underline-style="none"/>
    </style:style>
    <style:style style:name="List15Level7" style:family="text">
      <style:text-properties style:text-underline-style="none"/>
    </style:style>
    <style:style style:name="List15Level8" style:family="text">
      <style:text-properties style:text-underline-style="none"/>
    </style:style>
    <text:list-style style:name="LS15">
      <text:list-level-style-bullet text:bullet-char="-" text:style-name="List1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16Level0" style:family="text">
      <style:text-properties style:text-underline-style="none"/>
    </style:style>
    <style:style style:name="List16Level1" style:family="text">
      <style:text-properties style:text-underline-style="none"/>
    </style:style>
    <style:style style:name="List16Level2" style:family="text">
      <style:text-properties style:text-underline-style="none"/>
    </style:style>
    <style:style style:name="List16Level3" style:family="text">
      <style:text-properties style:text-underline-style="none"/>
    </style:style>
    <style:style style:name="List16Level4" style:family="text">
      <style:text-properties style:text-underline-style="none"/>
    </style:style>
    <style:style style:name="List16Level5" style:family="text">
      <style:text-properties style:text-underline-style="none"/>
    </style:style>
    <style:style style:name="List16Level6" style:family="text">
      <style:text-properties style:text-underline-style="none"/>
    </style:style>
    <style:style style:name="List16Level7" style:family="text">
      <style:text-properties style:text-underline-style="none"/>
    </style:style>
    <style:style style:name="List16Level8" style:family="text">
      <style:text-properties style:text-underline-style="none"/>
    </style:style>
    <text:list-style style:name="LS16">
      <text:list-level-style-bullet text:bullet-char="-" text:style-name="List1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6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